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3457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4" style:family="table-cell" style:parent-style-name="Default">
      <style:table-cell-properties fo:background-color="#b4c7dc"/>
    </style:style>
    <style:style style:name="ce165" style:family="table-cell" style:parent-style-name="Default">
      <style:table-cell-properties fo:background-color="#dee6ef"/>
    </style:style>
    <style:style style:name="ce202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203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204" style:family="table-cell" style:parent-style-name="Default">
      <style:table-cell-properties fo:background-color="#dee6ef" fo:border="none"/>
    </style:style>
    <style:style style:name="ce174" style:family="table-cell" style:parent-style-name="Default" style:data-style-name="N61">
      <style:table-cell-properties fo:background-color="#dee6ef"/>
    </style:style>
    <style:style style:name="ce205" style:family="table-cell" style:parent-style-name="Default" style:data-style-name="N61">
      <style:table-cell-properties fo:border-bottom="none" fo:background-color="#dee6ef" fo:border-left="none" fo:border-right="none" fo:border-top="0.06pt solid #000000"/>
    </style:style>
    <style:style style:name="ce206" style:family="table-cell" style:parent-style-name="Default" style:data-style-name="N61">
      <style:table-cell-properties fo:border-bottom="0.06pt solid #000000" fo:background-color="#dee6ef" fo:border-left="none" fo:border-right="none" fo:border-top="none"/>
    </style:style>
    <style:style style:name="ce207" style:family="table-cell" style:parent-style-name="Default" style:data-style-name="N61">
      <style:table-cell-properties fo:background-color="#dee6ef" fo:border="none"/>
    </style:style>
    <style:style style:name="ce197" style:family="table-cell" style:parent-style-name="Default" style:data-style-name="N124"/>
    <style:style style:name="ce170" style:family="table-cell" style:parent-style-name="Default" style:data-style-name="N124">
      <style:table-cell-properties fo:background-color="#b4c7dc"/>
    </style:style>
    <style:style style:name="ce171" style:family="table-cell" style:parent-style-name="Default" style:data-style-name="N124">
      <style:table-cell-properties fo:background-color="#dee6ef"/>
    </style:style>
    <style:style style:name="ce208" style:family="table-cell" style:parent-style-name="Default" style:data-style-name="N124">
      <style:table-cell-properties fo:border-bottom="none" fo:background-color="#dee6ef" fo:border-left="none" fo:border-right="none" fo:border-top="0.06pt solid #000000"/>
    </style:style>
    <style:style style:name="ce209" style:family="table-cell" style:parent-style-name="Default" style:data-style-name="N124">
      <style:table-cell-properties fo:border-bottom="0.06pt solid #000000" fo:background-color="#dee6ef" fo:border-left="none" fo:border-right="none" fo:border-top="none"/>
    </style:style>
    <style:style style:name="ce210" style:family="table-cell" style:parent-style-name="Default" style:data-style-name="N135">
      <style:table-cell-properties fo:background-color="#dee6ef" fo:border="none"/>
    </style:style>
    <style:style style:name="ce211" style:family="table-cell" style:parent-style-name="Default" style:data-style-name="N135">
      <style:table-cell-properties fo:background-color="#dee6ef"/>
    </style:style>
    <style:style style:name="ce167" style:family="table-cell" style:parent-style-name="Default" style:data-style-name="N61">
      <style:table-cell-properties fo:background-color="#b4c7dc"/>
    </style:style>
    <style:style style:name="ce184" style:family="table-cell" style:parent-style-name="Default" style:data-style-name="N61"/>
    <style:style style:name="ce199" style:family="table-cell" style:parent-style-name="Default" style:data-style-name="N3"/>
    <style:style style:name="ce181" style:family="table-cell" style:parent-style-name="Default" style:data-style-name="N3">
      <style:table-cell-properties fo:background-color="#b4c7dc"/>
    </style:style>
    <style:style style:name="ce182" style:family="table-cell" style:parent-style-name="Default" style:data-style-name="N3">
      <style:table-cell-properties fo:background-color="#dee6ef"/>
    </style:style>
    <style:style style:name="ce212" style:family="table-cell" style:parent-style-name="Default" style:data-style-name="N3">
      <style:table-cell-properties fo:border-bottom="none" fo:background-color="#dee6ef" fo:border-left="none" fo:border-right="none" fo:border-top="0.06pt solid #000000"/>
    </style:style>
    <style:style style:name="ce213" style:family="table-cell" style:parent-style-name="Default" style:data-style-name="N3">
      <style:table-cell-properties fo:border-bottom="0.06pt solid #000000" fo:background-color="#dee6ef" fo:border-left="none" fo:border-right="none" fo:border-top="none"/>
    </style:style>
    <style:style style:name="ce214" style:family="table-cell" style:parent-style-name="Default" style:data-style-name="N3">
      <style:table-cell-properties fo:background-color="#dee6ef" fo:border="none"/>
    </style:style>
    <style:style style:name="ce215" style:family="table-cell" style:parent-style-name="Default" style:data-style-name="N130"/>
    <style:style style:name="ce226" style:family="table-cell" style:parent-style-name="Default" style:data-style-name="N130">
      <style:table-cell-properties fo:background-color="#b4c7dc"/>
    </style:style>
    <style:style style:name="ce236" style:family="table-cell" style:parent-style-name="Default" style:data-style-name="N130">
      <style:table-cell-properties fo:background-color="#dee6ef"/>
    </style:style>
    <style:style style:name="ce239" style:family="table-cell" style:parent-style-name="Default" style:data-style-name="N130">
      <style:table-cell-properties fo:border-bottom="none" fo:background-color="#dee6ef" fo:border-left="none" fo:border-right="none" fo:border-top="0.06pt solid #000000"/>
    </style:style>
    <style:style style:name="ce240" style:family="table-cell" style:parent-style-name="Default" style:data-style-name="N130">
      <style:table-cell-properties fo:border-bottom="0.06pt solid #000000" fo:background-color="#dee6ef" fo:border-left="none" fo:border-right="none" fo:border-top="none"/>
    </style:style>
    <style:style style:name="ce241" style:family="table-cell" style:parent-style-name="Default" style:data-style-name="N130">
      <style:table-cell-properties fo:background-color="#dee6ef" fo:border="none"/>
    </style:style>
    <style:style style:name="ce166" style:family="table-cell" style:parent-style-name="Default">
      <style:table-cell-properties fo:background-color="transparent"/>
    </style:style>
    <style:style style:name="ce190" style:family="table-cell" style:parent-style-name="Default">
      <style:table-cell-properties fo:background-color="#069a2e"/>
    </style:style>
    <style:style style:name="ce192" style:family="table-cell" style:parent-style-name="Default">
      <style:table-cell-properties fo:background-color="#00a933"/>
    </style:style>
    <style:style style:name="ce242" style:family="table-cell" style:parent-style-name="Default">
      <style:table-cell-properties fo:border-bottom="none" fo:background-color="#00a933" fo:border-left="none" fo:border-right="none" fo:border-top="0.06pt solid #000000"/>
    </style:style>
    <style:style style:name="ce193" style:family="table-cell" style:parent-style-name="Default">
      <style:table-cell-properties fo:background-color="#ff0000"/>
    </style:style>
    <style:style style:name="ce244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46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47" style:family="table-cell" style:parent-style-name="Default">
      <style:table-cell-properties fo:background-color="#00a933" fo:border="none"/>
    </style:style>
    <style:style style:name="ce24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95" style:family="table-cell" style:parent-style-name="Default">
      <style:table-cell-properties fo:background-color="transparent" fo:border="none"/>
    </style:style>
    <style:style style:name="ce251" style:family="table-cell" style:parent-style-name="Default">
      <style:table-cell-properties fo:background-color="#ff0000" fo:border="none"/>
    </style:style>
    <style:style style:name="ce252" style:family="table-cell" style:parent-style-name="Default">
      <style:table-cell-properties fo:background-color="#ff4000"/>
    </style:style>
    <style:style style:name="ce253" style:family="table-cell" style:parent-style-name="Default">
      <style:table-cell-properties fo:background-color="#00a933" fo:border="none"/>
      <style:text-properties fo:color="#000000"/>
    </style:style>
    <style:style style:name="ce1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57" style:family="table-cell" style:parent-style-name="Default" style:data-style-name="N127">
      <style:table-cell-properties fo:background-color="#b4c7dc"/>
    </style:style>
    <style:style style:name="ce160" style:family="table-cell" style:parent-style-name="Default" style:data-style-name="N127">
      <style:table-cell-properties fo:background-color="#dee6ef"/>
    </style:style>
    <style:style style:name="ce161" style:family="table-cell" style:parent-style-name="Default" style:data-style-name="N127"/>
    <style:style style:name="ce162" style:family="table-cell" style:parent-style-name="Default" style:data-style-name="N127">
      <style:table-cell-properties fo:background-color="transparent"/>
    </style:style>
    <style:style style:name="ce163" style:family="table-cell" style:parent-style-name="Default">
      <style:table-cell-properties fo:border-bottom="0.06pt solid #000000" fo:border-left="none" fo:border-right="none" fo:border-top="none"/>
    </style:style>
    <style:style style:name="ce168" style:family="table-cell" style:parent-style-name="Default" style:data-style-name="N61">
      <style:table-cell-properties fo:background-color="transparent"/>
    </style:style>
    <style:style style:name="ce169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72" style:family="table-cell" style:parent-style-name="Default" style:data-style-name="N124">
      <style:table-cell-properties fo:background-color="transparent"/>
    </style:style>
    <style:style style:name="ce173" style:family="table-cell" style:parent-style-name="Default" style:data-style-name="N135">
      <style:table-cell-properties fo:background-color="#b4c7dc"/>
    </style:style>
    <style:style style:name="ce17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76" style:family="table-cell" style:parent-style-name="Default" style:data-style-name="N1">
      <style:table-cell-properties fo:background-color="#b4c7dc"/>
    </style:style>
    <style:style style:name="ce177" style:family="table-cell" style:parent-style-name="Default" style:data-style-name="N1">
      <style:table-cell-properties fo:background-color="#dee6ef"/>
    </style:style>
    <style:style style:name="ce178" style:family="table-cell" style:parent-style-name="Default" style:data-style-name="N1"/>
    <style:style style:name="ce179" style:family="table-cell" style:parent-style-name="Default" style:data-style-name="N1">
      <style:table-cell-properties fo:background-color="transparent"/>
    </style:style>
    <style:style style:name="ce180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83" style:family="table-cell" style:parent-style-name="Default" style:data-style-name="N3">
      <style:table-cell-properties fo:background-color="transparent"/>
    </style:style>
    <style:style style:name="ce185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86" style:family="table-cell" style:parent-style-name="Default" style:data-style-name="N125">
      <style:table-cell-properties fo:background-color="#b4c7dc"/>
    </style:style>
    <style:style style:name="ce187" style:family="table-cell" style:parent-style-name="Default" style:data-style-name="N125">
      <style:table-cell-properties fo:background-color="#dee6ef"/>
    </style:style>
    <style:style style:name="ce188" style:family="table-cell" style:parent-style-name="Default" style:data-style-name="N125">
      <style:table-cell-properties fo:background-color="transparent"/>
    </style:style>
    <style:style style:name="ce18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1" style:family="table-cell" style:parent-style-name="Default">
      <style:table-cell-properties fo:background-color="#f10d0c"/>
    </style:style>
    <style:style style:name="ce194" style:family="table-cell" style:parent-style-name="Default">
      <style:table-cell-properties fo:background-color="#ff8000"/>
    </style:style>
    <style:style style:name="ce196" style:family="table-cell" style:parent-style-name="Default" style:data-style-name="N61">
      <style:table-cell-properties fo:background-color="transparent" fo:border="none"/>
    </style:style>
    <style:style style:name="ce198" style:family="table-cell" style:parent-style-name="Default" style:data-style-name="N124">
      <style:table-cell-properties fo:background-color="transparent" fo:border="none"/>
    </style:style>
    <style:style style:name="ce200" style:family="table-cell" style:parent-style-name="Default" style:data-style-name="N3">
      <style:table-cell-properties fo:background-color="transparent" fo:border="none"/>
    </style:style>
    <style:style style:name="ce201" style:family="table-cell" style:parent-style-name="Default">
      <style:table-cell-properties fo:background-color="#729fcf"/>
    </style:style>
    <style:style style:name="ce254" style:family="table-cell" style:parent-style-name="Default" style:data-style-name="N135">
      <style:table-cell-properties fo:border-bottom="0.06pt solid #000000" fo:border-left="none" fo:border-right="none" fo:border-top="none"/>
    </style:style>
    <style:style style:name="ce255" style:family="table-cell" style:parent-style-name="Default" style:data-style-name="N135"/>
    <style:style style:name="ce256" style:family="table-cell" style:parent-style-name="Default" style:data-style-name="N135">
      <style:table-cell-properties fo:border-bottom="none" fo:border-left="none" fo:border-right="none" fo:border-top="0.06pt solid #000000"/>
    </style:style>
    <style:style style:name="ce257" style:family="table-cell" style:parent-style-name="Default">
      <style:table-cell-properties fo:border-bottom="none" fo:border-left="none" fo:border-right="none" fo:border-top="0.06pt solid #000000"/>
    </style:style>
    <style:style style:name="ce258" style:family="table-cell" style:parent-style-name="Default">
      <style:table-cell-properties fo:border="none"/>
    </style:style>
    <style:style style:name="ce259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260" style:family="table-cell" style:parent-style-name="Default" style:data-style-name="N61">
      <style:table-cell-properties fo:border="none"/>
    </style:style>
    <style:style style:name="ce261" style:family="table-cell" style:parent-style-name="Default" style:data-style-name="N125"/>
    <style:style style:name="ce262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63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264" style:family="table-cell" style:parent-style-name="Default">
      <style:table-cell-properties fo:background-color="#ffbf00" fo:border="none"/>
    </style:style>
    <style:style style:name="ce265" style:family="table-cell" style:parent-style-name="Default">
      <style:text-properties fo:color="#ff0000"/>
    </style:style>
    <style:style style:name="ce266" style:family="table-cell" style:parent-style-name="Default">
      <style:text-properties fo:color="#00a933"/>
    </style:style>
    <style:style style:name="ce267" style:family="table-cell" style:parent-style-name="Default">
      <style:table-cell-properties fo:background-color="transparent"/>
      <style:text-properties fo:color="#ff4000"/>
    </style:style>
    <style:style style:name="ce26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69" style:family="table-cell" style:parent-style-name="Default" style:data-style-name="N2"/>
    <style:style style:name="ce270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271" style:family="table-cell" style:parent-style-name="Default">
      <style:table-cell-properties fo:background-color="#ffbf00"/>
    </style:style>
    <style:style style:name="ce272" style:family="table-cell" style:parent-style-name="Default">
      <style:text-properties fo:color="#c9211e"/>
    </style:style>
    <style:style style:name="ce273" style:family="table-cell" style:parent-style-name="Default">
      <style:table-cell-properties fo:background-color="#ff0000"/>
      <style:text-properties fo:color="#000000"/>
    </style:style>
    <style:style style:name="ce274" style:family="table-cell" style:parent-style-name="Default" style:data-style-name="N124">
      <style:table-cell-properties fo:background-color="#729fcf"/>
    </style:style>
    <style:style style:name="ce275" style:family="table-cell" style:parent-style-name="Default" style:data-style-name="N1">
      <style:table-cell-properties fo:background-color="#729fcf"/>
    </style:style>
    <style:style style:name="ce276" style:family="table-cell" style:parent-style-name="Default" style:data-style-name="N61">
      <style:table-cell-properties fo:background-color="#729fcf"/>
    </style:style>
    <style:style style:name="ce27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78" style:family="table-cell" style:parent-style-name="Default" style:data-style-name="N0"/>
    <style:style style:name="ce279" style:family="table-cell" style:parent-style-name="Default">
      <style:text-properties fo:color="#000000"/>
    </style:style>
    <style:style style:name="ce280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Levequ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97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ce199"/>
        <table:table-column table:style-name="co1" table:number-columns-repeated="3" table:default-cell-style-name="Default"/>
        <table:table-column table:style-name="co4" table:default-cell-style-name="ce215"/>
        <table:table-column table:style-name="co1" table:default-cell-style-name="ce215"/>
        <table:table-column table:style-name="co1" table:default-cell-style-name="ce166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AMA_ProjN</text:p>
          </table:table-cell>
          <table:table-cell office:value-type="string" calcext:value-type="string">
            <text:p>AMA_ProjOrder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Deltat_SaveRes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1" calcext:value-type="float">
            <text:p>10001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2" calcext:value-type="float">
            <text:p>10002</text:p>
          </table:table-cell>
          <table:table-cell office:value-type="string" calcext:value-type="string">
            <text:p>No AMA</text:p>
          </table:table-cell>
          <table:table-cell table:number-columns-repeated="3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3" calcext:value-type="float">
            <text:p>10003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5" calcext:value-type="float">
            <text:p>10005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7" calcext:value-type="float">
            <text:p>10007</text:p>
          </table:table-cell>
          <table:table-cell table:number-columns-repeated="4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09" calcext:value-type="float">
            <text:p>10009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table:style-name="ce164" office:value-type="float" office:value="0.01" calcext:value-type="float">
            <text:p>0.01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table:style-name="ce164" office:value-type="float" office:value="0.0085" calcext:value-type="float">
            <text:p>0.0085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2" calcext:value-type="float">
            <text:p>10012</text:p>
          </table:table-cell>
          <table:table-cell table:number-columns-repeated="4"/>
        </table:table-row>
        <table:table-row table:style-name="ro1">
          <table:table-cell table:style-name="ce164" office:value-type="float" office:value="0.0071" calcext:value-type="float">
            <text:p>0.0071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table:style-name="ce164" office:value-type="float" office:value="0.0059" calcext:value-type="float">
            <text:p>0.0059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4" calcext:value-type="float">
            <text:p>10014</text:p>
          </table:table-cell>
          <table:table-cell table:number-columns-repeated="4"/>
        </table:table-row>
        <table:table-row table:style-name="ro1">
          <table:table-cell table:style-name="ce164" office:value-type="float" office:value="0.005" calcext:value-type="float">
            <text:p>0.005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226" office:value-type="float" office:value="1.5" calcext:value-type="float">
            <text:p>1.500</text:p>
          </table:table-cell>
          <table:table-cell table:style-name="ce226"/>
          <table:table-cell table:style-name="ce190"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6" calcext:value-type="float">
            <text:p>10016</text:p>
          </table:table-cell>
          <table:table-cell office:value-type="string" calcext:value-type="string">
            <text:p>1 revolution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7" calcext:value-type="float">
            <text:p>10017</text:p>
          </table:table-cell>
          <table:table-cell office:value-type="string" calcext:value-type="string">
            <text:p>AMA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8" calcext:value-type="float">
            <text:p>10018</text:p>
          </table:table-cell>
          <table:table-cell office:value-type="string" calcext:value-type="string">
            <text:p>Very small TolT</text:p>
          </table:table-cell>
          <table:table-cell table:number-columns-repeated="3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0" calcext:value-type="float">
            <text:p>10020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1" calcext:value-type="float">
            <text:p>10021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2" calcext:value-type="float">
            <text:p>10022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3" calcext:value-type="float">
            <text:p>10023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4" calcext:value-type="float">
            <text:p>10024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1" calcext:value-type="float">
            <text:p>3.1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8" calcext:value-type="float">
            <text:p>10028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1" calcext:value-type="float">
            <text:p>3.1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29" calcext:value-type="float">
            <text:p>10029</text:p>
          </table:table-cell>
          <table:table-cell table:number-columns-repeated="4"/>
        </table:table-row>
        <table:table-row table:style-name="ro1">
          <table:table-cell table:style-name="ce165" office:value-type="float" office:value="0.02" calcext:value-type="float">
            <text:p>0.02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0"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4"/>
          <table:table-cell table:number-columns-repeated="3"/>
          <table:table-cell table:style-name="ce184" table:number-columns-repeated="2"/>
          <table:table-cell table:number-columns-repeated="7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1" calcext:value-type="float">
            <text:p>1003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2" calcext:value-type="float">
            <text:p>1003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3" calcext:value-type="float">
            <text:p>10033</text:p>
          </table:table-cell>
          <table:table-cell office:value-type="string" calcext:value-type="string">
            <text:p>Harder case with delta=1e-3 and TolS=TolT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4" calcext:value-type="float">
            <text:p>10034</text:p>
          </table:table-cell>
          <table:table-cell office:value-type="string" calcext:value-type="string">
            <text:p>Nb of quadrature nodes?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5" calcext:value-type="float">
            <text:p>10035</text:p>
          </table:table-cell>
          <table:table-cell office:value-type="string" calcext:value-type="string">
            <text:p>Efficiency index?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6" calcext:value-type="float">
            <text:p>1003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7" calcext:value-type="float">
            <text:p>1003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39" calcext:value-type="float">
            <text:p>1003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0" calcext:value-type="float">
            <text:p>1004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3" calcext:value-type="float">
            <text:p>3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043" calcext:value-type="float">
            <text:p>1004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4" calcext:value-type="float">
            <text:p>1004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5" calcext:value-type="float">
            <text:p>1004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46" calcext:value-type="float">
            <text:p>1004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7" calcext:value-type="float">
            <text:p>1004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49" calcext:value-type="float">
            <text:p>1004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3" calcext:value-type="float">
            <text:p>10053</text:p>
          </table:table-cell>
          <table:table-cell table:number-columns-repeated="4"/>
        </table:table-row>
        <table:table-row table:style-name="ro1">
          <table:table-cell table:style-name="ce203" office:value-type="float" office:value="0.01" calcext:value-type="float">
            <text:p>0.01</text:p>
          </table:table-cell>
          <table:table-cell table:style-name="ce203" office:value-type="float" office:value="8" calcext:value-type="float">
            <text:p>8</text:p>
          </table:table-cell>
          <table:table-cell table:style-name="ce206" office:value-type="float" office:value="0.001" calcext:value-type="float">
            <text:p>1.00E-03</text:p>
          </table:table-cell>
          <table:table-cell table:style-name="ce209" office:value-type="float" office:value="1" calcext:value-type="float">
            <text:p>1.0</text:p>
          </table:table-cell>
          <table:table-cell table:style-name="ce203" office:value-type="float" office:value="1" calcext:value-type="float">
            <text:p>1</text:p>
          </table:table-cell>
          <table:table-cell table:style-name="ce206" office:value-type="float" office:value="0.000001" calcext:value-type="float">
            <text:p>1.00E-06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float" office:value="22" calcext:value-type="float">
            <text:p>22</text:p>
          </table:table-cell>
          <table:table-cell table:style-name="ce203" office:value-type="float" office:value="1" calcext:value-type="float">
            <text:p>1</text:p>
          </table:table-cell>
          <table:table-cell table:style-name="ce206" office:value-type="float" office:value="0.000001" calcext:value-type="float">
            <text:p>1.00E-06</text:p>
          </table:table-cell>
          <table:table-cell table:style-name="ce206" office:value-type="float" office:value="0.0001" calcext:value-type="float">
            <text:p>1.00E-04</text:p>
          </table:table-cell>
          <table:table-cell table:style-name="ce240" office:value-type="float" office:value="1.5" calcext:value-type="float">
            <text:p>1.500</text:p>
          </table:table-cell>
          <table:table-cell table:style-name="ce240"/>
          <table:table-cell table:style-name="ce244" office:value-type="float" office:value="10054" calcext:value-type="float">
            <text:p>1005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6" calcext:value-type="float">
            <text:p>1005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7" calcext:value-type="float">
            <text:p>1005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0" calcext:value-type="float">
            <text:p>2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58" calcext:value-type="float">
            <text:p>1005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59" calcext:value-type="float">
            <text:p>1005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0" calcext:value-type="float">
            <text:p>1006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32" calcext:value-type="float">
            <text:p>3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63" calcext:value-type="float">
            <text:p>1006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4" calcext:value-type="float">
            <text:p>1006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5" calcext:value-type="float">
            <text:p>1006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44" calcext:value-type="float">
            <text:p>44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6"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8" calcext:value-type="float">
            <text:p>1006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69" calcext:value-type="float">
            <text:p>1006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2" calcext:value-type="float">
            <text:p>1007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3" calcext:value-type="float">
            <text:p>1007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5" calcext:value-type="float">
            <text:p>1007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46" calcext:value-type="float">
            <text:p>4.6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6" calcext:value-type="float">
            <text:p>1007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21" calcext:value-type="float">
            <text:p>2.10E-04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78" calcext:value-type="float">
            <text:p>10078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6"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0" calcext:value-type="float">
            <text:p>1008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1" calcext:value-type="float">
            <text:p>1008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3" calcext:value-type="float">
            <text:p>1008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085" calcext:value-type="float">
            <text:p>1008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6" calcext:value-type="float">
            <text:p>1008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3" office:value-type="float" office:value="10087" calcext:value-type="float">
            <text:p>10087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089" calcext:value-type="float">
            <text:p>10089</text:p>
          </table:table-cell>
          <table:table-cell office:value-type="string" calcext:value-type="string">
            <text:p>With factor AMA_TolS/etaS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0" calcext:value-type="float">
            <text:p>1009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1" calcext:value-type="float">
            <text:p>1009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2" calcext:value-type="float">
            <text:p>1009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3" calcext:value-type="float">
            <text:p>1009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4" calcext:value-type="float">
            <text:p>1009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5" calcext:value-type="float">
            <text:p>1009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6" calcext:value-type="float">
            <text:p>1009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1" calcext:value-type="float">
            <text:p>1.00E-02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8" office:value-type="float" office:value="10101" calcext:value-type="float">
            <text:p>10101</text:p>
          </table:table-cell>
          <table:table-cell office:value-type="string" calcext:value-type="string">
            <text:p>With TolT=100TolS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2" calcext:value-type="float">
            <text:p>1010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3" calcext:value-type="float">
            <text:p>1010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8" calcext:value-type="float">
            <text:p>1010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1" calcext:value-type="float">
            <text:p>1.00E-02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1" calcext:value-type="float">
            <text:p>1011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5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113" calcext:value-type="float">
            <text:p>1011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4" calcext:value-type="float">
            <text:p>1011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5" calcext:value-type="float">
            <text:p>1011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1"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7" calcext:value-type="float">
            <text:p>1011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8" calcext:value-type="float">
            <text:p>1011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19" calcext:value-type="float">
            <text:p>1011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0" calcext:value-type="float">
            <text:p>1012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1" calcext:value-type="float">
            <text:p>1012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3" calcext:value-type="float">
            <text:p>1012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24" calcext:value-type="float">
            <text:p>10124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2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26" calcext:value-type="float">
            <text:p>10126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7" calcext:value-type="float">
            <text:p>10127</text:p>
          </table:table-cell>
          <table:table-cell office:value-type="string" calcext:value-type="string">
            <text:p>TolS=1e-5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8" calcext:value-type="float">
            <text:p>1012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29" calcext:value-type="float">
            <text:p>10129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2" calcext:value-type="float">
            <text:p>1013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3" calcext:value-type="float">
            <text:p>10133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1" calcext:value-type="float">
            <text:p>1.00E-05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4" calcext:value-type="float">
            <text:p>1013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5" calcext:value-type="float">
            <text:p>1013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2" office:value-type="float" office:value="10136" calcext:value-type="float">
            <text:p>1013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52"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38" calcext:value-type="float">
            <text:p>10138</text:p>
          </table:table-cell>
          <table:table-cell office:value-type="string" calcext:value-type="string">
            <text:p>TolT variable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39" calcext:value-type="float">
            <text:p>10139</text:p>
          </table:table-cell>
          <table:table-cell office:value-type="string" calcext:value-type="string">
            <text:p>TolS=3e-6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0" calcext:value-type="float">
            <text:p>1014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3" calcext:value-type="float">
            <text:p>1014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192"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3" calcext:value-type="float">
            <text:p>3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192"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1" calcext:value-type="float">
            <text:p>1.00E-04</text:p>
          </table:table-cell>
          <table:table-cell table:style-name="ce239" office:value-type="float" office:value="1.5" calcext:value-type="float">
            <text:p>1.500</text:p>
          </table:table-cell>
          <table:table-cell table:style-name="ce239"/>
          <table:table-cell table:style-name="ce247"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36" office:value-type="float" office:value="1.5" calcext:value-type="float">
            <text:p>1.500</text:p>
          </table:table-cell>
          <table:table-cell table:style-name="ce236"/>
          <table:table-cell table:style-name="ce247"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39" office:value-type="float" office:value="0.02" calcext:value-type="float">
            <text:p>0.020</text:p>
          </table:table-cell>
          <table:table-cell table:style-name="ce239"/>
          <table:table-cell table:style-name="ce242" office:value-type="float" office:value="10162" calcext:value-type="float">
            <text:p>10162</text:p>
          </table:table-cell>
          <table:table-cell office:value-type="string" calcext:value-type="string">
            <text:p>Same than 10157, but saving intermediate results</text:p>
          </table:table-cell>
          <table:table-cell table:number-columns-repeated="3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5" office:value-type="float" office:value="0.000001" calcext:value-type="float">
            <text:p>1.00E-06</text:p>
          </table:table-cell>
          <table:table-cell table:style-name="ce239" office:value-type="float" office:value="0.333" calcext:value-type="float">
            <text:p>0.333</text:p>
          </table:table-cell>
          <table:table-cell table:style-name="ce239"/>
          <table:table-cell table:style-name="ce247"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47"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333" calcext:value-type="float">
            <text:p>0.333</text:p>
          </table:table-cell>
          <table:table-cell table:style-name="ce236"/>
          <table:table-cell table:style-name="ce251"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5" calcext:value-type="float">
            <text:p>5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6" calcext:value-type="float">
            <text:p>16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7"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7" calcext:value-type="float">
            <text:p>10177</text:p>
          </table:table-cell>
          <table:table-cell office:value-type="string" calcext:value-type="string">
            <text:p>same than 10168</text:p>
          </table:table-cell>
          <table:table-cell table:number-columns-repeated="3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2" calcext:value-type="float">
            <text:p>2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2"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table:style-name="ce202" office:value-type="float" office:value="0.01" calcext:value-type="float">
            <text:p>0.01</text:p>
          </table:table-cell>
          <table:table-cell table:style-name="ce202" office:value-type="float" office:value="8" calcext:value-type="float">
            <text:p>8</text:p>
          </table:table-cell>
          <table:table-cell table:style-name="ce205" office:value-type="float" office:value="0.001" calcext:value-type="float">
            <text:p>1.00E-03</text:p>
          </table:table-cell>
          <table:table-cell table:style-name="ce208" office:value-type="float" office:value="1" calcext:value-type="float">
            <text:p>1.0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22" calcext:value-type="float">
            <text:p>22</text:p>
          </table:table-cell>
          <table:table-cell table:style-name="ce202" office:value-type="float" office:value="1" calcext:value-type="float">
            <text:p>1</text:p>
          </table:table-cell>
          <table:table-cell table:style-name="ce205" office:value-type="float" office:value="0.0001" calcext:value-type="float">
            <text:p>1.00E-04</text:p>
          </table:table-cell>
          <table:table-cell table:style-name="ce205" office:value-type="float" office:value="0.000001" calcext:value-type="float">
            <text:p>1.00E-06</text:p>
          </table:table-cell>
          <table:table-cell table:style-name="ce239" office:value-type="float" office:value="0.1" calcext:value-type="float">
            <text:p>0.100</text:p>
          </table:table-cell>
          <table:table-cell table:style-name="ce239"/>
          <table:table-cell table:style-name="ce242"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47"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1" office:value-type="float" office:value="1" calcext:value-type="float">
            <text:p>1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5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236"/>
          <table:table-cell table:style-name="ce253"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05" calcext:value-type="float">
            <text:p>0.005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1" calcext:value-type="float">
            <text:p>0.10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186" calcext:value-type="float">
            <text:p>10186</text:p>
          </table:table-cell>
          <table:table-cell office:value-type="string" calcext:value-type="string">
            <text:p>pre vs post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87" calcext:value-type="float">
            <text:p>10187</text:p>
          </table:table-cell>
          <table:table-cell office:value-type="string" calcext:value-type="string">
            <text:p>pre vs nonoptimized CP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05" calcext:value-type="float">
            <text:p>0.005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1" calcext:value-type="float">
            <text:p>0.100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1" office:value-type="float" office:value="0.005" calcext:value-type="float">
            <text:p>0.005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1" calcext:value-type="float">
            <text:p>0.100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192" calcext:value-type="float">
            <text:p>10192</text:p>
          </table:table-cell>
          <table:table-cell office:value-type="string" calcext:value-type="string">
            <text:p>pre vs dolejsi</text:p>
          </table:table-cell>
          <table:table-cell table:number-columns-repeated="3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5" calcext:value-type="float">
            <text:p>5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207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41" office:value-type="float" office:value="0.005" calcext:value-type="float">
            <text:p>0.005</text:p>
          </table:table-cell>
          <table:table-cell table:style-name="ce182" office:value-type="float" office:value="0" calcext:value-type="float">
            <text:p>0</text:p>
          </table:table-cell>
          <table:table-cell table:style-name="ce247"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7" calcext:value-type="float">
            <text:p>1019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2" calcext:value-type="float">
            <text:p>2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198" calcext:value-type="float">
            <text:p>10198</text:p>
          </table:table-cell>
          <table:table-cell office:value-type="string" calcext:value-type="string">
            <text:p>dolejsi, no metric intersection</text:p>
          </table:table-cell>
          <table:table-cell table:number-columns-repeated="3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214" office:value-type="float" office:value="1" calcext:value-type="float">
            <text:p>1</text:p>
          </table:table-cell>
          <table:table-cell table:style-name="ce247" office:value-type="float" office:value="10199" calcext:value-type="float">
            <text:p>10199</text:p>
          </table:table-cell>
          <table:table-cell table:number-columns-repeated="4"/>
        </table:table-row>
        <table:table-row table:style-name="ro1">
          <table:table-cell table:style-name="ce165" office:value-type="float" office:value="0.01" calcext:value-type="float">
            <text:p>0.01</text:p>
          </table:table-cell>
          <table:table-cell table:style-name="ce165" office:value-type="float" office:value="8" calcext:value-type="float">
            <text:p>8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10" office:value-type="float" office:value="0.01" calcext:value-type="float">
            <text:p>0.0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36" office:value-type="float" office:value="0.005" calcext:value-type="float">
            <text:p>0.005</text:p>
          </table:table-cell>
          <table:table-cell table:style-name="ce182" office:value-type="float" office:value="1" calcext:value-type="float">
            <text:p>1</text:p>
          </table:table-cell>
          <table:table-cell table:style-name="ce247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1" calcext:value-type="float">
            <text:p>1020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2" calcext:value-type="float">
            <text:p>1020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3" calcext:value-type="float">
            <text:p>1020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4" calcext:value-type="float">
            <text:p>1020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5" calcext:value-type="float">
            <text:p>1020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6" calcext:value-type="float">
            <text:p>1020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7" calcext:value-type="float">
            <text:p>1020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08" calcext:value-type="float">
            <text:p>1020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5" calcext:value-type="float">
            <text:p>5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6" calcext:value-type="float">
            <text:p>16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0" calcext:value-type="float">
            <text:p>10210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1" calcext:value-type="float">
            <text:p>1021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2" calcext:value-type="float">
            <text:p>1021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3" calcext:value-type="float">
            <text:p>1021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4" calcext:value-type="float">
            <text:p>1021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5" calcext:value-type="float">
            <text:p>1021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6" calcext:value-type="float">
            <text:p>1021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7" calcext:value-type="float">
            <text:p>1021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18" calcext:value-type="float">
            <text:p>1021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2" calcext:value-type="float">
            <text:p>2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10" calcext:value-type="float">
            <text:p>10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3" calcext:value-type="float">
            <text:p>10223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4" calcext:value-type="float">
            <text:p>10224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5" calcext:value-type="float">
            <text:p>10225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7" calcext:value-type="float">
            <text:p>10227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28" calcext:value-type="float">
            <text:p>10228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0" calcext:value-type="float">
            <text:p>0</text:p>
          </table:table-cell>
          <table:table-cell table:style-name="ce247"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table:style-name="ce204" office:value-type="float" office:value="0.01" calcext:value-type="float">
            <text:p>0.01</text:p>
          </table:table-cell>
          <table:table-cell table:style-name="ce204" office:value-type="float" office:value="8" calcext:value-type="float">
            <text:p>8</text:p>
          </table:table-cell>
          <table:table-cell table:style-name="ce207" office:value-type="float" office:value="0.001" calcext:value-type="float">
            <text:p>1.00E-03</text:p>
          </table:table-cell>
          <table:table-cell table:style-name="ce210" office:value-type="float" office:value="0.1" calcext:value-type="float">
            <text:p>0.100</text:p>
          </table:table-cell>
          <table:table-cell table:style-name="ce204" office:value-type="float" office:value="1" calcext:value-type="float">
            <text:p>1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2" calcext:value-type="float">
            <text:p>22</text:p>
          </table:table-cell>
          <table:table-cell table:style-name="ce20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207" office:value-type="float" office:value="0.000001" calcext:value-type="float">
            <text:p>1.00E-06</text:p>
          </table:table-cell>
          <table:table-cell table:style-name="ce236" office:value-type="float" office:value="0.02" calcext:value-type="float">
            <text:p>0.020</text:p>
          </table:table-cell>
          <table:table-cell table:style-name="ce214" office:value-type="float" office:value="2" calcext:value-type="float">
            <text:p>2</text:p>
          </table:table-cell>
          <table:table-cell table:style-name="ce247" office:value-type="float" office:value="10230" calcext:value-type="float">
            <text:p>10230</text:p>
          </table:table-cell>
          <table:table-cell table:number-columns-repeated="4"/>
        </table:table-row>
        <table:table-row table:style-name="ro1" table:number-rows-repeated="1048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ExponentialBoundaryLayer" table:style-name="ta1">
        <office:forms form:automatic-focus="false" form:apply-design-mode="false"/>
        <table:table-column table:style-name="co1" table:default-cell-style-name="ce161"/>
        <table:table-column table:style-name="co1" table:number-columns-repeated="6" table:default-cell-style-name="Default"/>
        <table:table-column table:style-name="co1" table:default-cell-style-name="ce178"/>
        <table:table-column table:style-name="co1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3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t</text:p>
          </table:table-cell>
          <table:table-cell table:style-name="ce163" office:value-type="string" calcext:value-type="string">
            <text:p>deltax</text:p>
          </table:table-cell>
          <table:table-cell table:style-name="ce169" office:value-type="string" calcext:value-type="string">
            <text:p>tf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75" office:value-type="string" calcext:value-type="string">
            <text:p>AMA_AnisoOrder</text:p>
          </table:table-cell>
          <table:table-cell table:style-name="ce180" office:value-type="string" calcext:value-type="string">
            <text:p>AMA_ProjN</text:p>
          </table:table-cell>
          <table:table-cell table:style-name="ce180" office:value-type="string" calcext:value-type="string">
            <text:p>AMA_ProjOrder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1" calcext:value-type="float">
            <text:p>20001</text:p>
          </table:table-cell>
          <table:table-cell office:value-type="string" calcext:value-type="string">
            <text:p>Not good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2" calcext:value-type="float">
            <text:p>200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3" calcext:value-type="float">
            <text:p>200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4" calcext:value-type="float">
            <text:p>200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5" calcext:value-type="float">
            <text:p>200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6" calcext:value-type="float">
            <text:p>200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7" calcext:value-type="float">
            <text:p>200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8" calcext:value-type="float">
            <text:p>200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09" calcext:value-type="float">
            <text:p>200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0" calcext:value-type="float">
            <text:p>200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1" calcext:value-type="float">
            <text:p>200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2" calcext:value-type="float">
            <text:p>0.0112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2" calcext:value-type="float">
            <text:p>200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632" calcext:value-type="float">
            <text:p>0.00632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3" calcext:value-type="float">
            <text:p>200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55" calcext:value-type="float">
            <text:p>0.00355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4" calcext:value-type="float">
            <text:p>200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5" calcext:value-type="float">
            <text:p>2001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6" calcext:value-type="float">
            <text:p>2001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7" calcext:value-type="float">
            <text:p>200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8" calcext:value-type="float">
            <text:p>200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19" calcext:value-type="float">
            <text:p>200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0" calcext:value-type="float">
            <text:p>200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1" calcext:value-type="float">
            <text:p>200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2" calcext:value-type="float">
            <text:p>200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3" calcext:value-type="float">
            <text:p>200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4" calcext:value-type="float">
            <text:p>200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5" calcext:value-type="float">
            <text:p>0.05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025" calcext:value-type="float">
            <text:p>2002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6" calcext:value-type="float">
            <text:p>2002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7" calcext:value-type="float">
            <text:p>2002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8" calcext:value-type="float">
            <text:p>2002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29" calcext:value-type="float">
            <text:p>2002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0" calcext:value-type="float">
            <text:p>2003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1" calcext:value-type="float">
            <text:p>2003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2" calcext:value-type="float">
            <text:p>2003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3" calcext:value-type="float">
            <text:p>2003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4" calcext:value-type="float">
            <text:p>2003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5" calcext:value-type="float">
            <text:p>2003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6" calcext:value-type="float">
            <text:p>2003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7" calcext:value-type="float">
            <text:p>2003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8" calcext:value-type="float">
            <text:p>2003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01" calcext:value-type="float">
            <text:p>1.00E-1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39" calcext:value-type="float">
            <text:p>2003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0" calcext:value-type="float">
            <text:p>2004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1" calcext:value-type="float">
            <text:p>2004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2" calcext:value-type="float">
            <text:p>2004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3" calcext:value-type="float">
            <text:p>2004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4" calcext:value-type="float">
            <text:p>2004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5" calcext:value-type="float">
            <text:p>2004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6" calcext:value-type="float">
            <text:p>2004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7" calcext:value-type="float">
            <text:p>2004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5" calcext:value-type="float">
            <text:p>0.05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01" calcext:value-type="float">
            <text:p>1.00E-1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048" calcext:value-type="float">
            <text:p>200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1" calcext:value-type="float">
            <text:p>20101</text:p>
          </table:table-cell>
          <table:table-cell office:value-type="string" calcext:value-type="string">
            <text:p>Good for initial condi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2" calcext:value-type="float">
            <text:p>201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3" calcext:value-type="float">
            <text:p>201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4" calcext:value-type="float">
            <text:p>201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5" calcext:value-type="float">
            <text:p>201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6" calcext:value-type="float">
            <text:p>201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8" calcext:value-type="float">
            <text:p>201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09" calcext:value-type="float">
            <text:p>201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0" calcext:value-type="float">
            <text:p>201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1" calcext:value-type="float">
            <text:p>201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2" calcext:value-type="float">
            <text:p>201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3" calcext:value-type="float">
            <text:p>201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4" calcext:value-type="float">
            <text:p>201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5" calcext:value-type="float">
            <text:p>2011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6" calcext:value-type="float">
            <text:p>2011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7" calcext:value-type="float">
            <text:p>201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8" calcext:value-type="float">
            <text:p>201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19" calcext:value-type="float">
            <text:p>201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0" calcext:value-type="float">
            <text:p>201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1" calcext:value-type="float">
            <text:p>201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2" calcext:value-type="float">
            <text:p>201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3" calcext:value-type="float">
            <text:p>201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4" calcext:value-type="float">
            <text:p>201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5" calcext:value-type="float">
            <text:p>201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6" calcext:value-type="float">
            <text:p>201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7" calcext:value-type="float">
            <text:p>201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8" calcext:value-type="float">
            <text:p>201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29" calcext:value-type="float">
            <text:p>201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30" calcext:value-type="float">
            <text:p>2013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1" calcext:value-type="float">
            <text:p>2013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59381366380463" calcext:value-type="float">
            <text:p>3.5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2" calcext:value-type="float">
            <text:p>2013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29154966501488" calcext:value-type="float">
            <text:p>1.2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3" calcext:value-type="float">
            <text:p>2013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464158883361278" calcext:value-type="float">
            <text:p>4.64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4" calcext:value-type="float">
            <text:p>2013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66810053720006" calcext:value-type="float">
            <text:p>1.67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5" calcext:value-type="float">
            <text:p>2013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599484250318941" calcext:value-type="float">
            <text:p>5.99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6" calcext:value-type="float">
            <text:p>2013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215443469003188" calcext:value-type="float">
            <text:p>2.15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7" calcext:value-type="float">
            <text:p>2013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8" calcext:value-type="float">
            <text:p>2013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278255940220712" calcext:value-type="float">
            <text:p>2.78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39" calcext:value-type="float">
            <text:p>2013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0" calcext:value-type="float">
            <text:p>2014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1" calcext:value-type="float">
            <text:p>2014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66810053720006" calcext:value-type="float">
            <text:p>1.67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2" calcext:value-type="float">
            <text:p>2014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278255940220713" calcext:value-type="float">
            <text:p>2.78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3" calcext:value-type="float">
            <text:p>2014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464158883361278" calcext:value-type="float">
            <text:p>4.64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4" calcext:value-type="float">
            <text:p>2014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5" calcext:value-type="float">
            <text:p>2014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29154966501488" calcext:value-type="float">
            <text:p>1.29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6" calcext:value-type="float">
            <text:p>2014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215443469003188" calcext:value-type="float">
            <text:p>2.15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7" calcext:value-type="float">
            <text:p>2014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359381366380462" calcext:value-type="float">
            <text:p>3.59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8" calcext:value-type="float">
            <text:p>2014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599484250318941" calcext:value-type="float">
            <text:p>5.99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49" calcext:value-type="float">
            <text:p>2014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0" calcext:value-type="float">
            <text:p>2015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1" calcext:value-type="float">
            <text:p>2015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2" calcext:value-type="float">
            <text:p>2015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3" calcext:value-type="float">
            <text:p>2015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4" calcext:value-type="float">
            <text:p>2015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5" calcext:value-type="float">
            <text:p>2015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6" calcext:value-type="float">
            <text:p>2015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7" calcext:value-type="float">
            <text:p>2015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8" calcext:value-type="float">
            <text:p>2015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59" calcext:value-type="float">
            <text:p>2015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60" calcext:value-type="float">
            <text:p>2016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1" calcext:value-type="float">
            <text:p>20161</text:p>
          </table:table-cell>
          <table:table-cell office:value-type="string" calcext:value-type="string">
            <text:p>Initial condition, new reconstruc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2" calcext:value-type="float">
            <text:p>201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3" calcext:value-type="float">
            <text:p>2016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4" calcext:value-type="float">
            <text:p>2016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5" calcext:value-type="float">
            <text:p>201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6" calcext:value-type="float">
            <text:p>201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7" calcext:value-type="float">
            <text:p>201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8" calcext:value-type="float">
            <text:p>201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69" calcext:value-type="float">
            <text:p>201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0" calcext:value-type="float">
            <text:p>201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1" calcext:value-type="float">
            <text:p>2017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2" calcext:value-type="float">
            <text:p>2017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3" calcext:value-type="float">
            <text:p>201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4" calcext:value-type="float">
            <text:p>201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5" calcext:value-type="float">
            <text:p>201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6" calcext:value-type="float">
            <text:p>201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7" calcext:value-type="float">
            <text:p>201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8" calcext:value-type="float">
            <text:p>201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79" calcext:value-type="float">
            <text:p>201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0" calcext:value-type="float">
            <text:p>201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1" calcext:value-type="float">
            <text:p>201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54852736536225" calcext:value-type="float">
            <text:p>0.0154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2" calcext:value-type="float">
            <text:p>201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19896850063788" calcext:value-type="float">
            <text:p>0.0119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3" calcext:value-type="float">
            <text:p>201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928317766722556" calcext:value-type="float">
            <text:p>0.0092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4" calcext:value-type="float">
            <text:p>201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718762732760925" calcext:value-type="float">
            <text:p>0.00719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5" calcext:value-type="float">
            <text:p>201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56511880441425" calcext:value-type="float">
            <text:p>0.00557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6" calcext:value-type="float">
            <text:p>201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430886938006377" calcext:value-type="float">
            <text:p>0.00431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7" calcext:value-type="float">
            <text:p>2018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333620107440012" calcext:value-type="float">
            <text:p>0.00334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8" calcext:value-type="float">
            <text:p>2018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8309933002977" calcext:value-type="float">
            <text:p>0.00258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89" calcext:value-type="float">
            <text:p>2018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" calcext:value-type="float">
            <text:p>0.002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0" calcext:value-type="float">
            <text:p>0.0</text:p>
          </table:table-cell>
          <table:table-cell table:style-name="ce164" office:value-type="float" office:value="0" calcext:value-type="float">
            <text:p>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76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.00000005" calcext:value-type="float">
            <text:p>5.00E-08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1.5" calcext:value-type="float">
            <text:p>1.5</text:p>
          </table:table-cell>
          <table:table-cell table:style-name="ce190" office:value-type="float" office:value="20190" calcext:value-type="float">
            <text:p>2019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1" calcext:value-type="float">
            <text:p>2019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359381366380463" calcext:value-type="float">
            <text:p>3.5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2" calcext:value-type="float">
            <text:p>2019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29154966501488" calcext:value-type="float">
            <text:p>1.29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3" calcext:value-type="float">
            <text:p>2019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464158883361278" calcext:value-type="float">
            <text:p>4.64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4" calcext:value-type="float">
            <text:p>2019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66810053720006" calcext:value-type="float">
            <text:p>1.67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5" calcext:value-type="float">
            <text:p>2019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599484250318941" calcext:value-type="float">
            <text:p>5.99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6" calcext:value-type="float">
            <text:p>2019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215443469003188" calcext:value-type="float">
            <text:p>2.15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7" calcext:value-type="float">
            <text:p>2019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8" calcext:value-type="float">
            <text:p>2019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278255940220712" calcext:value-type="float">
            <text:p>2.78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199" calcext:value-type="float">
            <text:p>2019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1" office:value-type="float" office:value="20200" calcext:value-type="float">
            <text:p>2020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1" calcext:value-type="float">
            <text:p>2020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66810053720006" calcext:value-type="float">
            <text:p>1.67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2" calcext:value-type="float">
            <text:p>2020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278255940220713" calcext:value-type="float">
            <text:p>2.78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3" calcext:value-type="float">
            <text:p>2020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464158883361278" calcext:value-type="float">
            <text:p>4.64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4" calcext:value-type="float">
            <text:p>2020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774263682681127" calcext:value-type="float">
            <text:p>7.74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5" calcext:value-type="float">
            <text:p>2020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29154966501488" calcext:value-type="float">
            <text:p>1.29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6" calcext:value-type="float">
            <text:p>2020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215443469003188" calcext:value-type="float">
            <text:p>2.15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7" calcext:value-type="float">
            <text:p>2020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359381366380462" calcext:value-type="float">
            <text:p>3.59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8" calcext:value-type="float">
            <text:p>2020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599484250318941" calcext:value-type="float">
            <text:p>5.99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09" calcext:value-type="float">
            <text:p>2020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0" calcext:value-type="float">
            <text:p>20210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1" calcext:value-type="float">
            <text:p>20211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2" calcext:value-type="float">
            <text:p>20212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3" calcext:value-type="float">
            <text:p>20213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4" calcext:value-type="float">
            <text:p>20214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5" calcext:value-type="float">
            <text:p>20215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6" calcext:value-type="float">
            <text:p>20216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1" calcext:value-type="float">
            <text:p>1.00E-10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7" calcext:value-type="float">
            <text:p>20217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1" calcext:value-type="float">
            <text:p>1.00E-11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8" calcext:value-type="float">
            <text:p>20218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1" calcext:value-type="float">
            <text:p>1.00E-12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19" calcext:value-type="float">
            <text:p>20219</text:p>
          </table:table-cell>
          <table:table-cell table:number-columns-repeated="1009"/>
        </table:table-row>
        <table:table-row table:style-name="ro1">
          <table:table-cell table:style-name="ce160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0" calcext:value-type="float">
            <text:p>0.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00001" calcext:value-type="float">
            <text:p>1.00E-13</text:p>
          </table:table-cell>
          <table:table-cell table:style-name="ce177"/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5" calcext:value-type="float">
            <text:p>5.00E-08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87" office:value-type="float" office:value="1.5" calcext:value-type="float">
            <text:p>1.5</text:p>
          </table:table-cell>
          <table:table-cell table:style-name="ce190" office:value-type="float" office:value="20220" calcext:value-type="float">
            <text:p>202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1" calcext:value-type="float">
            <text:p>202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2" calcext:value-type="float">
            <text:p>202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3" calcext:value-type="float">
            <text:p>202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2" calcext:value-type="float">
            <text:p>2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4" calcext:value-type="float">
            <text:p>202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5" calcext:value-type="float">
            <text:p>202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6" calcext:value-type="float">
            <text:p>202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7" calcext:value-type="float">
            <text:p>202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5" calcext:value-type="float">
            <text:p>5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28" calcext:value-type="float">
            <text:p>202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2" calcext:value-type="float">
            <text:p>0.02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29" calcext:value-type="float">
            <text:p>202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0" calcext:value-type="float">
            <text:p>202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5" calcext:value-type="float">
            <text:p>0.0050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1" calcext:value-type="float">
            <text:p>202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025" calcext:value-type="float">
            <text:p>0.00250</text:p>
          </table:table-cell>
          <table:table-cell table:style-name="ce164" office:value-type="float" office:value="8" calcext:value-type="float">
            <text:p>8</text:p>
          </table:table-cell>
          <table:table-cell table:style-name="ce164"/>
          <table:table-cell table:style-name="ce164" office:value-type="float" office:value="0.02" calcext:value-type="float">
            <text:p>0.02</text:p>
          </table:table-cell>
          <table:table-cell table:style-name="ce170" office:value-type="float" office:value="5" calcext:value-type="float">
            <text:p>5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2" calcext:value-type="float">
            <text:p>202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3" calcext:value-type="float">
            <text:p>202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4" calcext:value-type="float">
            <text:p>202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5" calcext:value-type="float">
            <text:p>202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3" office:value-type="float" office:value="20236" calcext:value-type="float">
            <text:p>202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7" calcext:value-type="float">
            <text:p>202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8" calcext:value-type="float">
            <text:p>202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39" calcext:value-type="float">
            <text:p>2023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0" calcext:value-type="float">
            <text:p>2024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1" calcext:value-type="float">
            <text:p>202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2" calcext:value-type="float">
            <text:p>202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3" calcext:value-type="float">
            <text:p>202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5"/>
          <table:table-cell table:style-name="ce165" office:value-type="float" office:value="0.02" calcext:value-type="float">
            <text:p>0.02</text:p>
          </table:table-cell>
          <table:table-cell table:style-name="ce171" office:value-type="float" office:value="5" calcext:value-type="float">
            <text:p>5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5.5" calcext:value-type="float">
            <text:p>5.50E+00</text:p>
          </table:table-cell>
          <table:table-cell table:style-name="ce192" office:value-type="float" office:value="20244" calcext:value-type="float">
            <text:p>2024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98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5" calcext:value-type="float">
            <text:p>20245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199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6" calcext:value-type="float">
            <text:p>20246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7" calcext:value-type="float">
            <text:p>20247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8" calcext:value-type="float">
            <text:p>202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2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49" calcext:value-type="float">
            <text:p>202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3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0" calcext:value-type="float">
            <text:p>202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4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1" calcext:value-type="float">
            <text:p>2025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5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2" calcext:value-type="float">
            <text:p>2025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6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3" calcext:value-type="float">
            <text:p>202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7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4" calcext:value-type="float">
            <text:p>202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8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5" calcext:value-type="float">
            <text:p>202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09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56" calcext:value-type="float">
            <text:p>202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7" calcext:value-type="float">
            <text:p>202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8" calcext:value-type="float">
            <text:p>202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59" calcext:value-type="float">
            <text:p>202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0" calcext:value-type="float">
            <text:p>202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1" calcext:value-type="float">
            <text:p>202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2" calcext:value-type="float">
            <text:p>202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3" calcext:value-type="float">
            <text:p>2026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4" calcext:value-type="float">
            <text:p>2026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5" calcext:value-type="float">
            <text:p>202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1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6" calcext:value-type="float">
            <text:p>202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7" calcext:value-type="float">
            <text:p>202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2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68" calcext:value-type="float">
            <text:p>202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3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69" calcext:value-type="float">
            <text:p>20269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0" calcext:value-type="float">
            <text:p>20270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1" calcext:value-type="float">
            <text:p>20271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2" calcext:value-type="float">
            <text:p>20272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7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3" calcext:value-type="float">
            <text:p>202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4" calcext:value-type="float">
            <text:p>202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2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5" calcext:value-type="float">
            <text:p>202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6" calcext:value-type="float">
            <text:p>202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1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7" calcext:value-type="float">
            <text:p>202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2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8" calcext:value-type="float">
            <text:p>202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3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79" calcext:value-type="float">
            <text:p>202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34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80" calcext:value-type="float">
            <text:p>202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1" calcext:value-type="float">
            <text:p>202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2" calcext:value-type="float">
            <text:p>202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3" calcext:value-type="float">
            <text:p>202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4" calcext:value-type="float">
            <text:p>202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3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5" calcext:value-type="float">
            <text:p>202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6" calcext:value-type="float">
            <text:p>202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7" calcext:value-type="float">
            <text:p>2028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8" calcext:value-type="float">
            <text:p>2028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89" calcext:value-type="float">
            <text:p>2028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0" calcext:value-type="float">
            <text:p>2029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1" calcext:value-type="float">
            <text:p>2029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4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292" calcext:value-type="float">
            <text:p>2029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3" calcext:value-type="float">
            <text:p>20293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4" calcext:value-type="float">
            <text:p>20294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5" calcext:value-type="float">
            <text:p>20295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296" calcext:value-type="float">
            <text:p>20296</text:p>
          </table:table-cell>
          <table:table-cell office:value-type="string" calcext:value-type="string">
            <text:p>Convergence w.r.t.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7" calcext:value-type="float">
            <text:p>20297</text:p>
          </table:table-cell>
          <table:table-cell office:value-type="string" calcext:value-type="string">
            <text:p>We have to set SpaceAdapt=false so there is no time adapta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8" calcext:value-type="float">
            <text:p>202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299" calcext:value-type="float">
            <text:p>202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01" calcext:value-type="float">
            <text:p>0.01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0" calcext:value-type="float">
            <text:p>203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1" calcext:value-type="float">
            <text:p>20301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041" calcext:value-type="float">
            <text:p>4.1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2" calcext:value-type="float">
            <text:p>203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026" calcext:value-type="float">
            <text:p>2.6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3" calcext:value-type="float">
            <text:p>203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304" calcext:value-type="float">
            <text:p>203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5" calcext:value-type="float">
            <text:p>203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6" calcext:value-type="float">
            <text:p>203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7" calcext:value-type="float">
            <text:p>203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08" calcext:value-type="float">
            <text:p>203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2" calcext:value-type="float">
            <text:p>203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41" calcext:value-type="float">
            <text:p>4.1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3" calcext:value-type="float">
            <text:p>203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26" calcext:value-type="float">
            <text:p>2.6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4" calcext:value-type="float">
            <text:p>203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5" calcext:value-type="float">
            <text:p>203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0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6" calcext:value-type="float">
            <text:p>20316</text:p>
          </table:table-cell>
          <table:table-cell office:value-type="string" calcext:value-type="string">
            <text:p>New test with tanh in tim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7" calcext:value-type="float">
            <text:p>20317</text:p>
          </table:table-cell>
          <table:table-cell office:value-type="string" calcext:value-type="string">
            <text:p>Boundary layer in spac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8" calcext:value-type="float">
            <text:p>20318</text:p>
          </table:table-cell>
          <table:table-cell office:value-type="string" calcext:value-type="string">
            <text:p>IMA vs A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19" calcext:value-type="float">
            <text:p>20319</text:p>
          </table:table-cell>
          <table:table-cell office:value-type="string" calcext:value-type="string">
            <text:p>Finer deltax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0" calcext:value-type="float">
            <text:p>20320</text:p>
          </table:table-cell>
          <table:table-cell office:value-type="string" calcext:value-type="string">
            <text:p>Factor AMA_TolS/eta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1" calcext:value-type="float">
            <text:p>203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2" calcext:value-type="float">
            <text:p>203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3" calcext:value-type="float">
            <text:p>203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4" calcext:value-type="float">
            <text:p>203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7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5" calcext:value-type="float">
            <text:p>203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8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6" calcext:value-type="float">
            <text:p>203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81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327" calcext:value-type="float">
            <text:p>203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28" calcext:value-type="float">
            <text:p>203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29" calcext:value-type="float">
            <text:p>203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0" calcext:value-type="float">
            <text:p>203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1" calcext:value-type="float">
            <text:p>203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2" calcext:value-type="float">
            <text:p>203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3" calcext:value-type="float">
            <text:p>203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4" calcext:value-type="float">
            <text:p>203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8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5" calcext:value-type="float">
            <text:p>203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6" calcext:value-type="float">
            <text:p>203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7" calcext:value-type="float">
            <text:p>203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8" calcext:value-type="float">
            <text:p>203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29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339" calcext:value-type="float">
            <text:p>203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5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0" calcext:value-type="float">
            <text:p>20440</text:p>
          </table:table-cell>
          <table:table-cell office:value-type="string" calcext:value-type="string">
            <text:p>cos law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1" calcext:value-type="float">
            <text:p>204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2" calcext:value-type="float">
            <text:p>204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43" calcext:value-type="float">
            <text:p>204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299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4" calcext:value-type="float">
            <text:p>2044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5" calcext:value-type="float">
            <text:p>2044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6" calcext:value-type="float">
            <text:p>2044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47" calcext:value-type="float">
            <text:p>2044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3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8" calcext:value-type="float">
            <text:p>204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4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49" calcext:value-type="float">
            <text:p>204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5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50" calcext:value-type="float">
            <text:p>204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06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4" office:value-type="float" office:value="20451" calcext:value-type="float">
            <text:p>2045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7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2" calcext:value-type="float">
            <text:p>20452</text:p>
          </table:table-cell>
          <table:table-cell office:value-type="string" calcext:value-type="string">
            <text:p>Equidistribution, AMA_SizeOrder=5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8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3" calcext:value-type="float">
            <text:p>204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09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4" calcext:value-type="float">
            <text:p>204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0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5" calcext:value-type="float">
            <text:p>204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6" calcext:value-type="float">
            <text:p>204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7" calcext:value-type="float">
            <text:p>204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8" calcext:value-type="float">
            <text:p>204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4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59" calcext:value-type="float">
            <text:p>204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0" calcext:value-type="float">
            <text:p>204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1" calcext:value-type="float">
            <text:p>204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2" calcext:value-type="float">
            <text:p>204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1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63" calcext:value-type="float">
            <text:p>204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0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4" calcext:value-type="float">
            <text:p>20464</text:p>
          </table:table-cell>
          <table:table-cell office:value-type="string" calcext:value-type="string">
            <text:p>Equidistribution, AMA_SizeOrder=2, AMA_AnisoOrder=2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5" calcext:value-type="float">
            <text:p>204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6" calcext:value-type="float">
            <text:p>204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7" calcext:value-type="float">
            <text:p>204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8" calcext:value-type="float">
            <text:p>204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69" calcext:value-type="float">
            <text:p>204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0" calcext:value-type="float">
            <text:p>204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1" calcext:value-type="float">
            <text:p>2047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2" calcext:value-type="float">
            <text:p>2047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2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3" calcext:value-type="float">
            <text:p>204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3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474" calcext:value-type="float">
            <text:p>204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31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3" office:value-type="float" office:value="20475" calcext:value-type="float">
            <text:p>2047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2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6" calcext:value-type="float">
            <text:p>2047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3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7" calcext:value-type="float">
            <text:p>2047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4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5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79" calcext:value-type="float">
            <text:p>204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0" calcext:value-type="float">
            <text:p>204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1" calcext:value-type="float">
            <text:p>204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2" calcext:value-type="float">
            <text:p>204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39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3" calcext:value-type="float">
            <text:p>204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4" calcext:value-type="float">
            <text:p>204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5" calcext:value-type="float">
            <text:p>204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6" calcext:value-type="float">
            <text:p>204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3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7" calcext:value-type="float">
            <text:p>204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8" calcext:value-type="float">
            <text:p>20488</text:p>
          </table:table-cell>
          <table:table-cell office:value-type="string" calcext:value-type="string">
            <text:p>With equidistribution at the initial condition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89" calcext:value-type="float">
            <text:p>20489</text:p>
          </table:table-cell>
          <table:table-cell office:value-type="string" calcext:value-type="string">
            <text:p>Does not change too much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0" calcext:value-type="float">
            <text:p>20490</text:p>
          </table:table-cell>
          <table:table-cell office:value-type="string" calcext:value-type="string">
            <text:p>Copied from 20460:20463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48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1" calcext:value-type="float">
            <text:p>2049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2" calcext:value-type="float">
            <text:p>20492</text:p>
          </table:table-cell>
          <table:table-cell office:value-type="string" calcext:value-type="string">
            <text:p>CFL ok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3" calcext:value-type="float">
            <text:p>20493</text:p>
          </table:table-cell>
          <table:table-cell office:value-type="string" calcext:value-type="string">
            <text:p>Same params than in article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4" calcext:value-type="float">
            <text:p>2049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5" calcext:value-type="float">
            <text:p>2049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6" calcext:value-type="float">
            <text:p>2049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7" calcext:value-type="float">
            <text:p>2049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8" calcext:value-type="float">
            <text:p>204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499" calcext:value-type="float">
            <text:p>204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0" calcext:value-type="float">
            <text:p>2050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5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1" calcext:value-type="float">
            <text:p>2050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6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2" calcext:value-type="float">
            <text:p>2050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6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03" calcext:value-type="float">
            <text:p>2050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2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4" calcext:value-type="float">
            <text:p>2050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3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5" calcext:value-type="float">
            <text:p>2050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4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6" calcext:value-type="float">
            <text:p>2050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5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7" calcext:value-type="float">
            <text:p>2050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6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8" calcext:value-type="float">
            <text:p>2050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7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09" calcext:value-type="float">
            <text:p>2050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8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0" calcext:value-type="float">
            <text:p>2051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69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1" calcext:value-type="float">
            <text:p>2051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0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2" calcext:value-type="float">
            <text:p>2051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1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3" calcext:value-type="float">
            <text:p>2051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2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4" calcext:value-type="float">
            <text:p>2051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73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15" calcext:value-type="float">
            <text:p>205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5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6" calcext:value-type="float">
            <text:p>20516</text:p>
          </table:table-cell>
          <table:table-cell office:value-type="string" calcext:value-type="string">
            <text:p>Correct etaS, dynamic AMA_rDeltat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6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7" calcext:value-type="float">
            <text:p>2051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7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8" calcext:value-type="float">
            <text:p>2051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8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19" calcext:value-type="float">
            <text:p>2051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79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0" calcext:value-type="float">
            <text:p>2052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0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1" calcext:value-type="float">
            <text:p>2052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1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2" calcext:value-type="float">
            <text:p>2052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2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3" calcext:value-type="float">
            <text:p>2052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3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4" calcext:value-type="float">
            <text:p>2052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4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5" calcext:value-type="float">
            <text:p>2052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5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6" calcext:value-type="float">
            <text:p>2052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386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27" calcext:value-type="float">
            <text:p>2052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7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28" calcext:value-type="float">
            <text:p>2052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8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29" calcext:value-type="float">
            <text:p>2052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89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0" calcext:value-type="float">
            <text:p>2053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0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1" calcext:value-type="float">
            <text:p>2053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1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2" calcext:value-type="float">
            <text:p>2053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2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3" calcext:value-type="float">
            <text:p>2053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3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4" calcext:value-type="float">
            <text:p>2053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4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5" calcext:value-type="float">
            <text:p>2053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6" calcext:value-type="float">
            <text:p>2053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7" calcext:value-type="float">
            <text:p>2053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7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8" calcext:value-type="float">
            <text:p>2053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398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39" calcext:value-type="float">
            <text:p>2053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0" calcext:value-type="float">
            <text:p>20540</text:p>
          </table:table-cell>
          <table:table-cell office:value-type="string" calcext:value-type="string">
            <text:p>L2-projection eta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1" calcext:value-type="float">
            <text:p>2054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2" calcext:value-type="float">
            <text:p>2054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3" calcext:value-type="float">
            <text:p>2054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4" calcext:value-type="float">
            <text:p>2054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5" calcext:value-type="float">
            <text:p>2054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6" calcext:value-type="float">
            <text:p>2054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7" calcext:value-type="float">
            <text:p>2054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8" calcext:value-type="float">
            <text:p>2054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0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49" calcext:value-type="float">
            <text:p>2054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1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50" calcext:value-type="float">
            <text:p>2055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1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51" calcext:value-type="float">
            <text:p>20551</text:p>
          </table:table-cell>
          <table:table-cell table:number-columns-repeated="1009"/>
        </table:table-row>
        <table:table-row table:style-name="ro1">
          <table:table-cell table:style-name="ce162"/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79"/>
          <table:table-cell table:style-name="ce183" table:number-columns-repeated="2"/>
          <table:table-cell table:style-name="ce166"/>
          <table:table-cell table:style-name="ce168" table:number-columns-repeated="2"/>
          <table:table-cell table:style-name="ce188"/>
          <table:table-cell table:style-name="ce166" table:number-columns-repeated="1010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3]*0.01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2" calcext:value-type="float">
            <text:p>20552</text:p>
          </table:table-cell>
          <table:table-cell office:value-type="string" calcext:value-type="string">
            <text:p>IM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4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3" calcext:value-type="float">
            <text:p>2055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5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4" calcext:value-type="float">
            <text:p>2055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6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5" calcext:value-type="float">
            <text:p>2055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7]*0.01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6" calcext:value-type="float">
            <text:p>2055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8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7" calcext:value-type="float">
            <text:p>2055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19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8" calcext:value-type="float">
            <text:p>2055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6" calcext:value-type="float">
            <text:p>16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0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59" calcext:value-type="float">
            <text:p>2055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1]*0.01" office:value-type="float" office:value="0.0000001" calcext:value-type="float">
            <text:p>1.00E-07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0" calcext:value-type="float">
            <text:p>2056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2]*0.01" office:value-type="float" office:value="0.00000001" calcext:value-type="float">
            <text:p>1.00E-08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1" calcext:value-type="float">
            <text:p>2056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3]*0.01" office:value-type="float" office:value="0.000000001" calcext:value-type="float">
            <text:p>1.00E-09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2" calcext:value-type="float">
            <text:p>2056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2" calcext:value-type="float">
            <text:p>22</text:p>
          </table:table-cell>
          <table:table-cell table:style-name="ce164" office:value-type="float" office:value="1" calcext:value-type="float">
            <text:p>1</text:p>
          </table:table-cell>
          <table:table-cell table:style-name="ce174" table:formula="of:=[.G424]*0.01" office:value-type="float" office:value="0.0000000001" calcext:value-type="float">
            <text:p>1.00E-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3" calcext:value-type="float">
            <text:p>20563</text:p>
          </table:table-cell>
          <table:table-cell table:number-columns-repeated="1009"/>
        </table:table-row>
        <table:table-row table:style-name="ro1">
          <table:table-cell table:style-name="ce162"/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79"/>
          <table:table-cell table:style-name="ce183" table:number-columns-repeated="2"/>
          <table:table-cell table:style-name="ce166"/>
          <table:table-cell table:style-name="ce168" table:number-columns-repeated="2"/>
          <table:table-cell table:style-name="ce188"/>
          <table:table-cell table:style-name="ce166"/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4" calcext:value-type="float">
            <text:p>20564</text:p>
          </table:table-cell>
          <table:table-cell office:value-type="string" calcext:value-type="string">
            <text:p>Time Adapt</text:p>
          </table:table-cell>
          <table:table-cell table:number-columns-repeated="1008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41" calcext:value-type="float">
            <text:p>4.1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5" calcext:value-type="float">
            <text:p>20565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4" office:value-type="float" office:value="0.00026" calcext:value-type="float">
            <text:p>2.6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6" calcext:value-type="float">
            <text:p>20566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7" calcext:value-type="float">
            <text:p>20567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8" calcext:value-type="float">
            <text:p>20568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69" calcext:value-type="float">
            <text:p>20569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70" calcext:value-type="float">
            <text:p>20570</text:p>
          </table:table-cell>
          <table:table-cell table:number-columns-repeated="1009"/>
        </table:table-row>
        <table:table-row table:style-name="ro1">
          <table:table-cell table:style-name="ce157" office:value-type="float" office:value="0.01" calcext:value-type="float">
            <text:p>0.01000</text:p>
          </table:table-cell>
          <table:table-cell table:style-name="ce164" office:value-type="float" office:value="8" calcext:value-type="float">
            <text:p>8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67" office:value-type="float" office:value="0.1" calcext:value-type="float">
            <text:p>1.00E-01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6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0" calcext:value-type="float">
            <text:p>1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86" office:value-type="float" office:value="5.5" calcext:value-type="float">
            <text:p>5.5</text:p>
          </table:table-cell>
          <table:table-cell table:style-name="ce192" office:value-type="float" office:value="20571" calcext:value-type="float">
            <text:p>2057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2" calcext:value-type="float">
            <text:p>20572</text:p>
          </table:table-cell>
          <table:table-cell office:value-type="string" calcext:value-type="string">
            <text:p>complete err-work diagram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36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3" calcext:value-type="float">
            <text:p>2057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3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4" calcext:value-type="float">
            <text:p>2057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0" office:value-type="float" office:value="1" calcext:value-type="float">
            <text:p>1.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75" calcext:value-type="float">
            <text:p>2057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0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6" calcext:value-type="float">
            <text:p>20576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1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7" calcext:value-type="float">
            <text:p>20577</text:p>
          </table:table-cell>
          <table:table-cell office:value-type="string" calcext:value-type="string">
            <text:p>incoherent results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2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8" calcext:value-type="float">
            <text:p>2057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3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79" calcext:value-type="float">
            <text:p>2057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0" calcext:value-type="float">
            <text:p>2058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1" calcext:value-type="float">
            <text:p>2058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0" calcext:value-type="float">
            <text:p>0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2" calcext:value-type="float">
            <text:p>2058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7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3" calcext:value-type="float">
            <text:p>2058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4" calcext:value-type="float">
            <text:p>2058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4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5" calcext:value-type="float">
            <text:p>2058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6" calcext:value-type="float">
            <text:p>2058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1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3" office:value-type="float" office:value="20587" calcext:value-type="float">
            <text:p>2058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1" calcext:value-type="float">
            <text:p>1.00E-03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3]*0.01" office:value-type="float" office:value="0.00001" calcext:value-type="float">
            <text:p>1.00E-05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89" calcext:value-type="float">
            <text:p>20589</text:p>
          </table:table-cell>
          <table:table-cell office:value-type="string" calcext:value-type="string">
            <text:p>influence of CA</text:p>
          </table:table-cell>
          <table:table-cell table:number-columns-repeated="1008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4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0" calcext:value-type="float">
            <text:p>20590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5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1" calcext:value-type="float">
            <text:p>20591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2" calcext:value-type="float">
            <text:p>2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6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2" calcext:value-type="float">
            <text:p>20592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7]*0.01" office:value-type="float" office:value="0.000001" calcext:value-type="float">
            <text:p>1.00E-06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3" calcext:value-type="float">
            <text:p>20593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8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4" calcext:value-type="float">
            <text:p>20594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59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5" calcext:value-type="float">
            <text:p>20595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5" calcext:value-type="float">
            <text:p>5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6" calcext:value-type="float">
            <text:p>16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0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6" calcext:value-type="float">
            <text:p>20596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1" calcext:value-type="float">
            <text:p>1.00E-05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1]*0.01" office:value-type="float" office:value="0.0000001" calcext:value-type="float">
            <text:p>1.00E-07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7" calcext:value-type="float">
            <text:p>20597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1" calcext:value-type="float">
            <text:p>1.00E-06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2]*0.01" office:value-type="float" office:value="0.00000001" calcext:value-type="float">
            <text:p>1.00E-08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8" calcext:value-type="float">
            <text:p>20598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1" calcext:value-type="float">
            <text:p>1.00E-07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3]*0.01" office:value-type="float" office:value="0.000000001" calcext:value-type="float">
            <text:p>1.00E-09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599" calcext:value-type="float">
            <text:p>20599</text:p>
          </table:table-cell>
          <table:table-cell table:number-columns-repeated="1009"/>
        </table:table-row>
        <table:table-row table:style-name="ro1">
          <table:table-cell table:style-name="ce157" office:value-type="float" office:value="0.1" calcext:value-type="float">
            <text:p>0.10000</text:p>
          </table:table-cell>
          <table:table-cell table:style-name="ce165" office:value-type="float" office:value="8" calcext:value-type="float">
            <text:p>8</text:p>
          </table:table-cell>
          <table:table-cell table:style-name="ce164" office:value-type="float" office:value="0.2" calcext:value-type="float">
            <text:p>0.2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73" office:value-type="float" office:value="1" calcext:value-type="float">
            <text:p>1.000</text:p>
          </table:table-cell>
          <table:table-cell table:style-name="ce164" office:value-type="float" office:value="1" calcext:value-type="float">
            <text:p>1</text:p>
          </table:table-cell>
          <table:table-cell table:style-name="ce174" office:value-type="float" office:value="0.00000001" calcext:value-type="float">
            <text:p>1.00E-08</text:p>
          </table:table-cell>
          <table:table-cell table:style-name="ce177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22" calcext:value-type="float">
            <text:p>22</text:p>
          </table:table-cell>
          <table:table-cell table:style-name="ce165" office:value-type="float" office:value="1" calcext:value-type="float">
            <text:p>1</text:p>
          </table:table-cell>
          <table:table-cell table:style-name="ce174" table:formula="of:=[.G464]*0.01" office:value-type="float" office:value="0.0000000001" calcext:value-type="float">
            <text:p>1.00E-10</text:p>
          </table:table-cell>
          <table:table-cell table:style-name="ce174" office:value-type="float" office:value="0.0001" calcext:value-type="float">
            <text:p>1.00E-04</text:p>
          </table:table-cell>
          <table:table-cell table:style-name="ce187" office:value-type="float" office:value="5.5" calcext:value-type="float">
            <text:p>5.5</text:p>
          </table:table-cell>
          <table:table-cell table:style-name="ce192" office:value-type="float" office:value="20600" calcext:value-type="float">
            <text:p>20600</text:p>
          </table:table-cell>
          <table:table-cell table:number-columns-repeated="1009"/>
        </table:table-row>
        <table:table-row table:style-name="ro1" table:number-rows-repeated="10481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vingLayer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97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99"/>
        <table:table-column table:style-name="co1" table:default-cell-style-name="ce166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deltax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paceAdapt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imeAdapt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4" calcext:value-type="float">
            <text:p>30034</text:p>
          </table:table-cell>
          <table:table-cell table:style-name="ce166" office:value-type="string" calcext:value-type="string">
            <text:p>space error negligible</text:p>
          </table:table-cell>
          <table:table-cell/>
          <table:table-cell office:value-type="string" calcext:value-type="string">
            <text:p>continue from Test2</text:p>
          </table:table-cell>
          <table:table-cell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5" calcext:value-type="float">
            <text:p>30035</text:p>
          </table:table-cell>
          <table:table-cell table:style-name="ce166" office:value-type="string" calcext:value-type="string">
            <text:p>fixed mesh</text:p>
          </table:table-cell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6" calcext:value-type="float">
            <text:p>3003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7" calcext:value-type="float">
            <text:p>3003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8" calcext:value-type="float">
            <text:p>3003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39" calcext:value-type="float">
            <text:p>30039</text:p>
          </table:table-cell>
          <table:table-cell table:style-name="ce166" office:value-type="string" calcext:value-type="string">
            <text:p>same time errors, adaptive mesh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0" calcext:value-type="float">
            <text:p>30040</text:p>
          </table:table-cell>
          <table:table-cell table:style-name="ce166" office:value-type="string" calcext:value-type="string">
            <text:p>see if the Deltat’s are kept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1" calcext:value-type="float">
            <text:p>3004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2" calcext:value-type="float">
            <text:p>3004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3" calcext:value-type="float">
            <text:p>3004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4" calcext:value-type="float">
            <text:p>30044</text:p>
          </table:table-cell>
          <table:table-cell table:style-name="ce16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5" calcext:value-type="float">
            <text:p>3004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6" calcext:value-type="float">
            <text:p>3004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office:value-type="float" office:value="30047" calcext:value-type="float">
            <text:p>3004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8" calcext:value-type="float">
            <text:p>30048</text:p>
          </table:table-cell>
          <table:table-cell table:style-name="ce166" office:value-type="string" calcext:value-type="string">
            <text:p>same parameters as in artic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49" calcext:value-type="float">
            <text:p>30049</text:p>
          </table:table-cell>
          <table:table-cell office:value-type="string" calcext:value-type="string">
            <text:p>cfl ok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0" calcext:value-type="float">
            <text:p>3005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1" calcext:value-type="float">
            <text:p>3005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2" calcext:value-type="float">
            <text:p>30052</text:p>
          </table:table-cell>
          <table:table-cell table:number-columns-repeated="4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3" calcext:value-type="float">
            <text:p>30053</text:p>
          </table:table-cell>
          <table:table-cell table:style-name="ce201" office:value-type="string" calcext:value-type="string">
            <text:p>correct etaS, dynamic AMA_rDeltat</text:p>
          </table:table-cell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4" calcext:value-type="float">
            <text:p>30054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5" calcext:value-type="float">
            <text:p>30055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6" calcext:value-type="float">
            <text:p>30056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01" calcext:value-type="float">
            <text:p>0.0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0" calcext:value-type="float">
            <text:p>0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7" calcext:value-type="float">
            <text:p>30057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1" calcext:value-type="float">
            <text:p>1.00E-02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8" calcext:value-type="float">
            <text:p>30058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59" calcext:value-type="float">
            <text:p>30059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0" calcext:value-type="float">
            <text:p>30060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1" calcext:value-type="float">
            <text:p>30061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2" calcext:value-type="float">
            <text:p>30062</text:p>
          </table:table-cell>
          <table:table-cell table:style-name="ce201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3" calcext:value-type="float">
            <text:p>30063</text:p>
          </table:table-cell>
          <table:table-cell table:style-name="ce166" office:value-type="string" calcext:value-type="string">
            <text:p>time error negligible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64" calcext:value-type="float">
            <text:p>3006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65" calcext:value-type="float">
            <text:p>3006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66" calcext:value-type="float">
            <text:p>3006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67" calcext:value-type="float">
            <text:p>3006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68" calcext:value-type="float">
            <text:p>3006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69" calcext:value-type="float">
            <text:p>3006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0" calcext:value-type="float">
            <text:p>3007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1" calcext:value-type="float">
            <text:p>3007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72" calcext:value-type="float">
            <text:p>3007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73" calcext:value-type="float">
            <text:p>3007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4" calcext:value-type="float">
            <text:p>3007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5" calcext:value-type="float">
            <text:p>30075</text:p>
          </table:table-cell>
          <table:table-cell table:style-name="ce166" office:value-type="string" calcext:value-type="string">
            <text:p>time error negligible, L2 projection estimator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76" calcext:value-type="float">
            <text:p>3007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77" calcext:value-type="float">
            <text:p>3007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78" calcext:value-type="float">
            <text:p>3007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79" calcext:value-type="float">
            <text:p>3007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80" calcext:value-type="float">
            <text:p>3008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81" calcext:value-type="float">
            <text:p>3008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82" calcext:value-type="float">
            <text:p>3008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/>
          <table:table-cell table:style-name="ce192" office:value-type="float" office:value="30083" calcext:value-type="float">
            <text:p>3008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/>
          <table:table-cell table:style-name="ce192" office:value-type="float" office:value="30084" calcext:value-type="float">
            <text:p>3008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/>
          <table:table-cell table:style-name="ce192" office:value-type="float" office:value="30085" calcext:value-type="float">
            <text:p>3008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/>
          <table:table-cell table:style-name="ce192" office:value-type="float" office:value="30086" calcext:value-type="float">
            <text:p>3008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table:number-columns-repeated="2"/>
          <table:table-cell table:style-name="ce168"/>
          <table:table-cell table:style-name="ce172"/>
          <table:table-cell table:style-name="ce166"/>
          <table:table-cell table:style-name="ce168"/>
          <table:table-cell table:style-name="ce166"/>
          <table:table-cell table:style-name="ce168" table:number-columns-repeated="2"/>
          <table:table-cell table:style-name="ce183"/>
          <table:table-cell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7" calcext:value-type="float">
            <text:p>30087</text:p>
          </table:table-cell>
          <table:table-cell table:style-name="ce166" office:value-type="string" calcext:value-type="string">
            <text:p>time error negligible, pre vs post approache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8" calcext:value-type="float">
            <text:p>30088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89" calcext:value-type="float">
            <text:p>3008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0" calcext:value-type="float">
            <text:p>3009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1" calcext:value-type="float">
            <text:p>3009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2" calcext:value-type="float">
            <text:p>3009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3" calcext:value-type="float">
            <text:p>3009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4" calcext:value-type="float">
            <text:p>3009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5" calcext:value-type="float">
            <text:p>3009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6" calcext:value-type="float">
            <text:p>3009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7" calcext:value-type="float">
            <text:p>3009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8" calcext:value-type="float">
            <text:p>3009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099" calcext:value-type="float">
            <text:p>3009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00" calcext:value-type="float">
            <text:p>3010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01" calcext:value-type="float">
            <text:p>3010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2" calcext:value-type="float">
            <text:p>3010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3" calcext:value-type="float">
            <text:p>3010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4" calcext:value-type="float">
            <text:p>3010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5" calcext:value-type="float">
            <text:p>3010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6" calcext:value-type="float">
            <text:p>3010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7" calcext:value-type="float">
            <text:p>3010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8" calcext:value-type="float">
            <text:p>3010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09" calcext:value-type="float">
            <text:p>3010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0" calcext:value-type="float">
            <text:p>3011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1" calcext:value-type="float">
            <text:p>3011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2" calcext:value-type="float">
            <text:p>3011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3" calcext:value-type="float">
            <text:p>3011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4" calcext:value-type="float">
            <text:p>3011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5" calcext:value-type="float">
            <text:p>3011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16" calcext:value-type="float">
            <text:p>3011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7" calcext:value-type="float">
            <text:p>3011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8" calcext:value-type="float">
            <text:p>3011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19" calcext:value-type="float">
            <text:p>3011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0" calcext:value-type="float">
            <text:p>3012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1" calcext:value-type="float">
            <text:p>3012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2" calcext:value-type="float">
            <text:p>3012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3" calcext:value-type="float">
            <text:p>3012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4" calcext:value-type="float">
            <text:p>3012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5" calcext:value-type="float">
            <text:p>3012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6" calcext:value-type="float">
            <text:p>3012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1" calcext:value-type="float">
            <text:p>1.00E-03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7" calcext:value-type="float">
            <text:p>3012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8" calcext:value-type="float">
            <text:p>3012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29" calcext:value-type="float">
            <text:p>3012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30" calcext:value-type="float">
            <text:p>3013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01" calcext:value-type="float">
            <text:p>1.00E-09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31" calcext:value-type="float">
            <text:p>3013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95" table:number-columns-repeated="2"/>
          <table:table-cell table:style-name="ce196"/>
          <table:table-cell table:style-name="ce198"/>
          <table:table-cell table:style-name="ce195"/>
          <table:table-cell table:style-name="ce196"/>
          <table:table-cell table:style-name="ce195"/>
          <table:table-cell table:style-name="ce196" table:number-columns-repeated="2"/>
          <table:table-cell table:style-name="ce200"/>
          <table:table-cell table:style-name="ce195"/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2" calcext:value-type="float">
            <text:p>30132</text:p>
          </table:table-cell>
          <table:table-cell table:style-name="ce166" office:value-type="string" calcext:value-type="string">
            <text:p>space error negligible, pre vs post approache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3" calcext:value-type="float">
            <text:p>30133</text:p>
          </table:table-cell>
          <table:table-cell office:value-type="string" calcext:value-type="string">
            <text:p>TolT=0.01TolS</text:p>
          </table:table-cell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4" calcext:value-type="float">
            <text:p>3013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5" calcext:value-type="float">
            <text:p>3013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6" calcext:value-type="float">
            <text:p>3013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7" calcext:value-type="float">
            <text:p>3013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8" calcext:value-type="float">
            <text:p>3013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39" calcext:value-type="float">
            <text:p>3013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0" calcext:value-type="float">
            <text:p>3014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1" calcext:value-type="float">
            <text:p>3014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2" calcext:value-type="float">
            <text:p>3014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3" calcext:value-type="float">
            <text:p>3014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4" calcext:value-type="float">
            <text:p>3014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5" calcext:value-type="float">
            <text:p>3014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0" calcext:value-type="float">
            <text:p>0</text:p>
          </table:table-cell>
          <table:table-cell table:style-name="ce192" office:value-type="float" office:value="30146" calcext:value-type="float">
            <text:p>30146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7" calcext:value-type="float">
            <text:p>30147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8" calcext:value-type="float">
            <text:p>30148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49" calcext:value-type="float">
            <text:p>30149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0" calcext:value-type="float">
            <text:p>30150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1" calcext:value-type="float">
            <text:p>30151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2" calcext:value-type="float">
            <text:p>30152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3" calcext:value-type="float">
            <text:p>30153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4" calcext:value-type="float">
            <text:p>30154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5" calcext:value-type="float">
            <text:p>30155</text:p>
          </table:table-cell>
          <table:table-cell table:style-name="ce166"/>
          <table:table-cell table:number-columns-repeated="3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6" calcext:value-type="float">
            <text:p>30156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7" calcext:value-type="float">
            <text:p>30157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8" calcext:value-type="float">
            <text:p>30158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59" calcext:value-type="float">
            <text:p>30159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60" calcext:value-type="float">
            <text:p>3016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1" calcext:value-type="float">
            <text:p>1</text:p>
          </table:table-cell>
          <table:table-cell table:style-name="ce192" office:value-type="float" office:value="30161" calcext:value-type="float">
            <text:p>3016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2" calcext:value-type="float">
            <text:p>30162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3" calcext:value-type="float">
            <text:p>30163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4" calcext:value-type="float">
            <text:p>30164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5" calcext:value-type="float">
            <text:p>30165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6" calcext:value-type="float">
            <text:p>30166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7" calcext:value-type="float">
            <text:p>30167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8" calcext:value-type="float">
            <text:p>30168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69" calcext:value-type="float">
            <text:p>30169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0" calcext:value-type="float">
            <text:p>30170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1" calcext:value-type="float">
            <text:p>30171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1" calcext:value-type="float">
            <text:p>1.00E-04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1" calcext:value-type="float">
            <text:p>1.00E-02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2" calcext:value-type="float">
            <text:p>30172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1" calcext:value-type="float">
            <text:p>1.00E-05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1" calcext:value-type="float">
            <text:p>1.00E-03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3" calcext:value-type="float">
            <text:p>30173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1" calcext:value-type="float">
            <text:p>1.00E-06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1" calcext:value-type="float">
            <text:p>1.00E-04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4" calcext:value-type="float">
            <text:p>30174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1" calcext:value-type="float">
            <text:p>1.00E-07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1" calcext:value-type="float">
            <text:p>1.00E-05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5" calcext:value-type="float">
            <text:p>30175</text:p>
          </table:table-cell>
          <table:table-cell table:number-columns-repeated="4"/>
        </table:table-row>
        <table:table-row table:style-name="ro1">
          <table:table-cell table:style-name="ce166" office:value-type="float" office:value="0.2" calcext:value-type="float">
            <text:p>0.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.1" calcext:value-type="float">
            <text:p>0.1</text:p>
          </table:table-cell>
          <table:table-cell table:style-name="ce172" office:value-type="float" office:value="10" calcext:value-type="float">
            <text:p>10.0</text:p>
          </table:table-cell>
          <table:table-cell table:style-name="ce166" office:value-type="float" office:value="1" calcext:value-type="float">
            <text:p>1</text:p>
          </table:table-cell>
          <table:table-cell table:style-name="ce168" office:value-type="float" office:value="0.00000001" calcext:value-type="float">
            <text:p>1.00E-08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168" office:value-type="float" office:value="0.000001" calcext:value-type="float">
            <text:p>1.00E-06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float" office:value="30176" calcext:value-type="float">
            <text:p>30176</text:p>
          </table:table-cell>
          <table:table-cell table:number-columns-repeated="4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KPP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166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FesOrd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TolS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Deltat0</text:p>
          </table:table-cell>
          <table:table-cell office:value-type="string" calcext:value-type="string">
            <text:p>PostAdapt</text:p>
          </table:table-cell>
          <table:table-cell office:value-type="string" calcext:value-type="string">
            <text:p>SC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1" calcext:value-type="float">
            <text:p>40001</text:p>
          </table:table-cell>
          <table:table-cell office:value-type="string" calcext:value-type="string">
            <text:p>AMA_SizeOrder=5, AMA_AnisoOrder=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2" calcext:value-type="float">
            <text:p>4000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3" calcext:value-type="float">
            <text:p>40003</text:p>
          </table:table-cell>
          <table:table-cell office:value-type="string" calcext:value-type="string">
            <text:p>AMA_SizeOrder=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4" calcext:value-type="float">
            <text:p>4000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5" calcext:value-type="float">
            <text:p>40005</text:p>
          </table:table-cell>
          <table:table-cell office:value-type="string" calcext:value-type="string">
            <text:p>AMA_SizeOrder=5, AMA_AnisoOrder=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6" calcext:value-type="float">
            <text:p>4000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7" calcext:value-type="float">
            <text:p>40007</text:p>
          </table:table-cell>
          <table:table-cell office:value-type="string" calcext:value-type="string">
            <text:p>Same as in article, CFL ok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8" calcext:value-type="float">
            <text:p>4000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09" calcext:value-type="float">
            <text:p>40009</text:p>
          </table:table-cell>
          <table:table-cell office:value-type="string" calcext:value-type="string">
            <text:p>40008 with intermediate result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0" calcext:value-type="float">
            <text:p>40010</text:p>
          </table:table-cell>
          <table:table-cell office:value-type="string" calcext:value-type="string">
            <text:p>40008 with AMA_rDeltat=0.5, only until t=0.0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1" calcext:value-type="float">
            <text:p>40011</text:p>
          </table:table-cell>
          <table:table-cell office:value-type="string" calcext:value-type="string">
            <text:p>40008 with AMA_rDeltat=0.3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2" calcext:value-type="float">
            <text:p>40012</text:p>
          </table:table-cell>
          <table:table-cell office:value-type="string" calcext:value-type="string">
            <text:p>40008 with dynamic AMA_rDeltat, only until t=0.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3" calcext:value-type="float">
            <text:p>40013</text:p>
          </table:table-cell>
          <table:table-cell table:style-name="ce201" office:value-type="string" calcext:value-type="string">
            <text:p>correct error estim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4" calcext:value-type="float">
            <text:p>40014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5" calcext:value-type="float">
            <text:p>40015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16" calcext:value-type="float">
            <text:p>4001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7" calcext:value-type="float">
            <text:p>40017</text:p>
          </table:table-cell>
          <table:table-cell office:value-type="string" calcext:value-type="string">
            <text:p>Fin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8" calcext:value-type="float">
            <text:p>4001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19" calcext:value-type="float">
            <text:p>40019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0" calcext:value-type="float">
            <text:p>40020</text:p>
          </table:table-cell>
          <table:table-cell table:style-name="ce201" office:value-type="string" calcext:value-type="string">
            <text:p>Coarser mesh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1" calcext:value-type="float">
            <text:p>40021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2" office:value-type="float" office:value="40022" calcext:value-type="float">
            <text:p>40022</text:p>
          </table:table-cell>
          <table:table-cell table:style-name="ce201"/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3" calcext:value-type="float">
            <text:p>40023</text:p>
          </table:table-cell>
          <table:table-cell office:value-type="string" calcext:value-type="string">
            <text:p>Fin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4" calcext:value-type="float">
            <text:p>4002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5" calcext:value-type="float">
            <text:p>4002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6" calcext:value-type="float">
            <text:p>40026</text:p>
          </table:table-cell>
          <table:table-cell office:value-type="string" calcext:value-type="string">
            <text:p>Normal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7" calcext:value-type="float">
            <text:p>4002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8" calcext:value-type="float">
            <text:p>40028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29" calcext:value-type="float">
            <text:p>40029</text:p>
          </table:table-cell>
          <table:table-cell office:value-type="string" calcext:value-type="string">
            <text:p>Coarser mesh, disregard bubbles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30" calcext:value-type="float">
            <text:p>40030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/>
          <table:table-cell table:style-name="ce193" office:value-type="float" office:value="40031" calcext:value-type="float">
            <text:p>4003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9" office:value-type="float" office:value="0" calcext:value-type="float">
            <text:p>0</text:p>
          </table:table-cell>
          <table:table-cell table:style-name="ce192" office:value-type="float" office:value="40032" calcext:value-type="float">
            <text:p>40032</text:p>
          </table:table-cell>
          <table:table-cell office:value-type="string" calcext:value-type="string">
            <text:p>Compare pre-adapt vs post-adapt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33" calcext:value-type="float">
            <text:p>40033</text:p>
          </table:table-cell>
          <table:table-cell office:value-type="string" calcext:value-type="string">
            <text:p>pre vs Carpio-Prieto (not optimized) approach,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99" office:value-type="float" office:value="0" calcext:value-type="float">
            <text:p>0</text:p>
          </table:table-cell>
          <table:table-cell table:style-name="ce192" office:value-type="float" office:value="40034" calcext:value-type="float">
            <text:p>4003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5" calcext:value-type="float">
            <text:p>40035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92" office:value-type="float" office:value="40036" calcext:value-type="float">
            <text:p>40036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7" calcext:value-type="float">
            <text:p>40037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38" calcext:value-type="float">
            <text:p>40038</text:p>
          </table:table-cell>
          <table:table-cell office:value-type="string" calcext:value-type="string">
            <text:p>Dolejsi approach, omega_S=0.9*etaS_np1,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39" calcext:value-type="float">
            <text:p>40039</text:p>
          </table:table-cell>
          <table:table-cell office:value-type="string" calcext:value-type="string">
            <text:p>tf=0.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0" calcext:value-type="float">
            <text:p>400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99" office:value-type="float" office:value="1" calcext:value-type="float">
            <text:p>1</text:p>
          </table:table-cell>
          <table:table-cell table:style-name="ce192" office:value-type="float" office:value="40041" calcext:value-type="float">
            <text:p>40041</text:p>
          </table:table-cell>
          <table:table-cell office:value-type="string" calcext:value-type="string">
            <text:p>Dolejsi approach, omega_S=0.9*etaS_np1, no metric intersection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2" calcext:value-type="float">
            <text:p>4004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92" office:value-type="float" office:value="40043" calcext:value-type="float">
            <text:p>40043</text:p>
          </table:table-cell>
          <table:table-cell table:number-columns-repeated="4"/>
        </table:table-row>
        <table:table-row table:style-name="ro1" table:number-rows-repeated="53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3">
          <table:table-cell table:number-columns-repeated="3"/>
          <table:table-cell table:style-name="ce184" table:number-columns-repeated="4"/>
          <table:table-cell table:number-columns-repeated="5"/>
        </table:table-row>
        <table:table-row table:style-name="ro1" table:number-rows-repeated="10484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Vortex" table:style-name="ta1">
        <office:forms form:automatic-focus="false" form:apply-design-mode="false"/>
        <table:table-column table:style-name="co1" table:default-cell-style-name="ce255"/>
        <table:table-column table:style-name="co1" table:number-columns-repeated="6" table:default-cell-style-name="Default"/>
        <table:table-column table:style-name="co7" table:default-cell-style-name="ce261"/>
        <table:table-column table:style-name="co1" table:number-columns-repeated="3" table:default-cell-style-name="Default"/>
        <table:table-row table:style-name="ro1">
          <table:table-cell table:style-name="ce254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SpaceAdap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imeAdapt</text:p>
          </table:table-cell>
          <table:table-cell table:style-name="ce163" office:value-type="string" calcext:value-type="string">
            <text:p>TolT</text:p>
          </table:table-cell>
          <table:table-cell table:style-name="ce163" office:value-type="string" calcext:value-type="string">
            <text:p>Deltat0</text:p>
          </table:table-cell>
          <table:table-cell table:style-name="ce185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1" calcext:value-type="float">
            <text:p>50001</text:p>
          </table:table-cell>
          <table:table-cell office:value-type="string" calcext:value-type="string">
            <text:p>Space Adapta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2" calcext:value-type="float">
            <text:p>500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3" calcext:value-type="float">
            <text:p>50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4" calcext:value-type="float">
            <text:p>500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5" calcext:value-type="float">
            <text:p>500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6" calcext:value-type="float">
            <text:p>500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7" calcext:value-type="float">
            <text:p>5000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8" calcext:value-type="float">
            <text:p>5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09" calcext:value-type="float">
            <text:p>500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0" calcext:value-type="float">
            <text:p>500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1" calcext:value-type="float">
            <text:p>500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2" calcext:value-type="float">
            <text:p>500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3" calcext:value-type="float">
            <text:p>500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4" calcext:value-type="float">
            <text:p>500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5" calcext:value-type="float">
            <text:p>50015</text:p>
          </table:table-cell>
          <table:table-cell table:number-columns-repeated="2"/>
        </table:table-row>
        <table:table-row table:style-name="ro1">
          <table:table-cell table:style-name="ce256" office:value-type="float" office:value="0.1" calcext:value-type="float">
            <text:p>0.10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1" calcext:value-type="float">
            <text:p>1.00E-03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/>
          <table:table-cell table:style-name="ce242" office:value-type="float" office:value="50016" calcext:value-type="float">
            <text:p>50016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7" calcext:value-type="float">
            <text:p>5001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8" calcext:value-type="float">
            <text:p>5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19" calcext:value-type="float">
            <text:p>50019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242" office:value-type="float" office:value="50020" calcext:value-type="float">
            <text:p>50020</text:p>
          </table:table-cell>
          <table:table-cell office:value-type="string" calcext:value-type="string">
            <text:p>AMA_AnisoOrder=2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1" calcext:value-type="float">
            <text:p>500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2" calcext:value-type="float">
            <text:p>500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3" calcext:value-type="float">
            <text:p>500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4" calcext:value-type="float">
            <text:p>50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5" calcext:value-type="float">
            <text:p>5002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6" calcext:value-type="float">
            <text:p>50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7" calcext:value-type="float">
            <text:p>50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8" calcext:value-type="float">
            <text:p>5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29" calcext:value-type="float">
            <text:p>500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0" calcext:value-type="float">
            <text:p>500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2" calcext:value-type="float">
            <text:p>500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3" calcext:value-type="float">
            <text:p>500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4" calcext:value-type="float">
            <text:p>5003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192" office:value-type="float" office:value="50035" calcext:value-type="float">
            <text:p>50035</text:p>
          </table:table-cell>
          <table:table-cell office:value-type="string" calcext:value-type="string">
            <text:p>with equidistribution loop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6" calcext:value-type="float">
            <text:p>500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7" calcext:value-type="float">
            <text:p>500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8" calcext:value-type="float">
            <text:p>500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39" calcext:value-type="float">
            <text:p>500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0" calcext:value-type="float">
            <text:p>500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1" calcext:value-type="float">
            <text:p>50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2" calcext:value-type="float">
            <text:p>500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3" calcext:value-type="float">
            <text:p>500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4" calcext:value-type="float">
            <text:p>500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5" calcext:value-type="float">
            <text:p>500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6" calcext:value-type="float">
            <text:p>500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7" calcext:value-type="float">
            <text:p>50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8" calcext:value-type="float">
            <text:p>50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49" calcext:value-type="float">
            <text:p>50049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/>
          <table:table-cell table:style-name="ce192" office:value-type="float" office:value="50050" calcext:value-type="float">
            <text:p>50050</text:p>
          </table:table-cell>
          <table:table-cell office:value-type="string" calcext:value-type="string">
            <text:p>with equidistribution loop only for initial condition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1" calcext:value-type="float">
            <text:p>50051</text:p>
          </table:table-cell>
          <table:table-cell office:value-type="string" calcext:value-type="string">
            <text:p>CFL ok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2" calcext:value-type="float">
            <text:p>500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3" calcext:value-type="float">
            <text:p>5005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4" calcext:value-type="float">
            <text:p>5005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5" calcext:value-type="float">
            <text:p>500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6" calcext:value-type="float">
            <text:p>500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7" calcext:value-type="float">
            <text:p>500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8" calcext:value-type="float">
            <text:p>500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59" calcext:value-type="float">
            <text:p>500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0" calcext:value-type="float">
            <text:p>500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1" calcext:value-type="float">
            <text:p>500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2" calcext:value-type="float">
            <text:p>500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3" calcext:value-type="float">
            <text:p>500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01" calcext:value-type="float">
            <text:p>1.00E-10</text:p>
          </table:table-cell>
          <table:table-cell table:style-name="ce184" office:value-type="float" office:value="0.000001" calcext:value-type="float">
            <text:p>1.00E-06</text:p>
          </table:table-cell>
          <table:table-cell/>
          <table:table-cell table:style-name="ce192" office:value-type="float" office:value="50064" calcext:value-type="float">
            <text:p>5006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001" calcext:value-type="float">
            <text:p>1.00E-08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/>
          <table:table-cell table:style-name="ce263" office:value-type="float" office:value="50065" calcext:value-type="float">
            <text:p>50065</text:p>
          </table:table-cell>
          <table:table-cell office:value-type="string" calcext:value-type="string">
            <text:p>50057 with intermediate results</text:p>
          </table:table-cell>
          <table:table-cell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66" calcext:value-type="float">
            <text:p>50066</text:p>
          </table:table-cell>
          <table:table-cell office:value-type="string" calcext:value-type="string">
            <text:p>Correct error estimator, variable AMA_rDeltat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7" calcext:value-type="float">
            <text:p>500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8" calcext:value-type="float">
            <text:p>500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69" calcext:value-type="float">
            <text:p>500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0.2" calcext:value-type="float">
            <text:p>0.2</text:p>
          </table:table-cell>
          <table:table-cell table:style-name="ce247" office:value-type="float" office:value="50070" calcext:value-type="float">
            <text:p>500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1" calcext:value-type="float">
            <text:p>5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2" calcext:value-type="float">
            <text:p>500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3" calcext:value-type="float">
            <text:p>500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4" calcext:value-type="float">
            <text:p>500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5" calcext:value-type="float">
            <text:p>500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6" calcext:value-type="float">
            <text:p>500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77" calcext:value-type="float">
            <text:p>50077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78" calcext:value-type="float">
            <text:p>50078</text:p>
          </table:table-cell>
          <table:table-cell office:value-type="string" calcext:value-type="string">
            <text:p>Same as 50070, without intermediate solutions</text:p>
          </table:table-cell>
          <table:table-cell/>
        </table:table-row>
        <table:table-row table:style-name="ro1">
          <table:table-cell table:style-name="ce256" office:value-type="float" office:value="0.1" calcext:value-type="float">
            <text:p>0.10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1" calcext:value-type="float">
            <text:p>1.00E-03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79" calcext:value-type="float">
            <text:p>50079</text:p>
          </table:table-cell>
          <table:table-cell office:value-type="string" calcext:value-type="string">
            <text:p>Time Adaptation</text:p>
          </table:table-cell>
          <table:table-cell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0" calcext:value-type="float">
            <text:p>5008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192" office:value-type="float" office:value="50082" calcext:value-type="float">
            <text:p>50082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83" calcext:value-type="float">
            <text:p>50083</text:p>
          </table:table-cell>
          <table:table-cell office:value-type="string" calcext:value-type="string">
            <text:p>L2 proj error estimator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4" calcext:value-type="float">
            <text:p>500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5" calcext:value-type="float">
            <text:p>5008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6" calcext:value-type="float">
            <text:p>5008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7" calcext:value-type="float">
            <text:p>500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8" calcext:value-type="float">
            <text:p>500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89" calcext:value-type="float">
            <text:p>5008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0" calcext:value-type="float">
            <text:p>500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1" calcext:value-type="float">
            <text:p>5009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2" calcext:value-type="float">
            <text:p>500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3" calcext:value-type="float">
            <text:p>5009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4" calcext:value-type="float">
            <text:p>50094</text:p>
          </table:table-cell>
          <table:table-cell table:number-columns-repeated="2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5" calcext:value-type="float">
            <text:p>5.00E-06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00001" calcext:value-type="float">
            <text:p>1.00E-08</text:p>
          </table:table-cell>
          <table:table-cell table:style-name="ce259" office:value-type="float" office:value="0.000005" calcext:value-type="float">
            <text:p>5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2" office:value-type="float" office:value="50095" calcext:value-type="float">
            <text:p>50095</text:p>
          </table:table-cell>
          <table:table-cell office:value-type="string" calcext:value-type="string">
            <text:p>to compare CPU times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56"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number-columns-repeated="2"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096" calcext:value-type="float">
            <text:p>50096</text:p>
          </table:table-cell>
          <table:table-cell office:value-type="string" calcext:value-type="string">
            <text:p>influence of CA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7" calcext:value-type="float">
            <text:p>50097</text:p>
          </table:table-cell>
          <table:table-cell table:style-name="ce265" office:value-type="string" calcext:value-type="string">
            <text:p>CAREFUL!! Manually set tf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8" calcext:value-type="float">
            <text:p>50098</text:p>
          </table:table-cell>
          <table:table-cell table:style-name="ce266" office:value-type="string" calcext:value-type="string">
            <text:p>OK, done</text:p>
          </table:table-cell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099" calcext:value-type="float">
            <text:p>5009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0" calcext:value-type="float">
            <text:p>50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1" calcext:value-type="float">
            <text:p>50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2" calcext:value-type="float">
            <text:p>5010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3" calcext:value-type="float">
            <text:p>501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4" calcext:value-type="float">
            <text:p>50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6" calcext:value-type="float">
            <text:p>501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.000000001" calcext:value-type="float">
            <text:p>1.00E-09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7" calcext:value-type="float">
            <text:p>501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108" calcext:value-type="float">
            <text:p>50108</text:p>
          </table:table-cell>
          <table:table-cell office:value-type="string" calcext:value-type="string">
            <text:p>subgrid stabilization</text:p>
          </table:table-cell>
          <table:table-cell table:style-name="ce267" office:value-type="string" calcext:value-type="string">
            <text:p>TolT=0.001TolS</text:p>
          </table:table-cell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09" calcext:value-type="float">
            <text:p>5010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0" calcext:value-type="float">
            <text:p>5011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2" calcext:value-type="float">
            <text:p>501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3" calcext:value-type="float">
            <text:p>501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4" calcext:value-type="float">
            <text:p>50114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5" calcext:value-type="float">
            <text:p>50115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6" calcext:value-type="float">
            <text:p>50116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7" calcext:value-type="float">
            <text:p>5011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8" calcext:value-type="float">
            <text:p>501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19" calcext:value-type="float">
            <text:p>50119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0" calcext:value-type="float">
            <text:p>50120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1" calcext:value-type="float">
            <text:p>5012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2" calcext:value-type="float">
            <text:p>50122</text:p>
          </table:table-cell>
          <table:table-cell office:value-type="string" calcext:value-type="string">
            <text:p>finer meshes</text:p>
          </table:table-cell>
          <table:table-cell office:value-type="string" calcext:value-type="string">
            <text:p>TolT=0.01TolS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3" calcext:value-type="float">
            <text:p>50123</text:p>
          </table:table-cell>
          <table:table-cell office:value-type="string" calcext:value-type="string">
            <text:p>2 threads</text:p>
          </table:table-cell>
          <table:table-cell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5" calcext:value-type="float">
            <text:p>50125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6" calcext:value-type="float">
            <text:p>50126</text:p>
          </table:table-cell>
          <table:table-cell table:number-columns-repeated="2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27" calcext:value-type="float">
            <text:p>50127</text:p>
          </table:table-cell>
          <table:table-cell table:number-columns-repeated="2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64" office:value-type="float" office:value="50128" calcext:value-type="float">
            <text:p>50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257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float" office:value="0.0001" calcext:value-type="float">
            <text:p>1.00E-04</text:p>
          </table:table-cell>
          <table:table-cell table:style-name="ce257"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259" office:value-type="float" office:value="0.000001" calcext:value-type="float">
            <text:p>1.00E-06</text:p>
          </table:table-cell>
          <table:table-cell table:style-name="ce262" office:value-type="float" office:value="15" calcext:value-type="float">
            <text:p>15.0</text:p>
          </table:table-cell>
          <table:table-cell table:style-name="ce247" office:value-type="float" office:value="50129" calcext:value-type="float">
            <text:p>50129</text:p>
          </table:table-cell>
          <table:table-cell office:value-type="string" calcext:value-type="string">
            <text:p>same as 50108:50121 with TolT=0.01TolS</text:p>
          </table:table-cell>
          <table:table-cell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0" calcext:value-type="float">
            <text:p>5013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1" calcext:value-type="float">
            <text:p>5013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2" calcext:value-type="float">
            <text:p>5013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3" calcext:value-type="float">
            <text:p>501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4" calcext:value-type="float">
            <text:p>5013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5" calcext:value-type="float">
            <text:p>5013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6" calcext:value-type="float">
            <text:p>50136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7" calcext:value-type="float">
            <text:p>5013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01" calcext:value-type="float">
            <text:p>1.00E-07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8" calcext:value-type="float">
            <text:p>50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.00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39" calcext:value-type="float">
            <text:p>5013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0" calcext:value-type="float">
            <text:p>5014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1" calcext:value-type="float">
            <text:p>50141</text:p>
          </table:table-cell>
          <table:table-cell table:number-columns-repeated="2"/>
        </table:table-row>
        <table:table-row table:style-name="ro1">
          <table:table-cell office:value-type="float" office:value="0.17" calcext:value-type="float">
            <text:p>0.170</text:p>
          </table:table-cell>
          <table:table-cell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" calcext:value-type="float">
            <text:p>1</text:p>
          </table:table-cell>
          <table:table-cell table:style-name="ce260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office:value-type="float" office:value="15" calcext:value-type="float">
            <text:p>15.0</text:p>
          </table:table-cell>
          <table:table-cell table:style-name="ce247" office:value-type="float" office:value="50142" calcext:value-type="float">
            <text:p>50142</text:p>
          </table:table-cell>
          <table:table-cell table:number-columns-repeated="2"/>
        </table:table-row>
        <table:table-row table:style-name="ro1" table:number-rows-repeated="10484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dov" table:style-name="ta1">
        <office:forms form:automatic-focus="false" form:apply-design-mode="false"/>
        <table:table-column table:style-name="co1" table:default-cell-style-name="ce269"/>
        <table:table-column table:style-name="co1" table:number-columns-repeated="6" table:default-cell-style-name="Default"/>
        <table:table-column table:style-name="co1" table:number-columns-repeated="2" table:default-cell-style-name="ce184"/>
        <table:table-column table:style-name="co1" table:default-cell-style-name="Default"/>
        <table:table-column table:style-name="co1" table:default-cell-style-name="ce166"/>
        <table:table-column table:style-name="co1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nu</text:p>
          </table:table-cell>
          <table:table-cell table:style-name="ce163" office:value-type="string" calcext:value-type="string">
            <text:p>D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270" office:value-type="string" calcext:value-type="string">
            <text:p>epsilon0</text:p>
          </table:table-cell>
          <table:table-cell table:style-name="ce270" office:value-type="string" calcext:value-type="string">
            <text:p>t_epsilon</text:p>
          </table:table-cell>
          <table:table-cell table:style-name="ce189" office:value-type="string" calcext:value-type="string">
            <text:p>SC</text:p>
          </table:table-cell>
          <table:table-cell table:style-name="ce189"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1" calcext:value-type="float">
            <text:p>6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2" calcext:value-type="float">
            <text:p>60002</text:p>
          </table:table-cell>
          <table:table-cell/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3" calcext:value-type="float">
            <text:p>6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5" calcext:value-type="float">
            <text:p>6000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2" office:value-type="float" office:value="60006" calcext:value-type="float">
            <text:p>60006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7" calcext:value-type="float">
            <text:p>6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/>
          <table:table-cell table:style-name="ce193" office:value-type="float" office:value="60008" calcext:value-type="float">
            <text:p>60008</text:p>
          </table:table-cell>
          <table:table-cell/>
          <table:table-cell office:value-type="string" calcext:value-type="string">
            <text:p>correct eta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09" calcext:value-type="float">
            <text:p>60009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/>
          <table:table-cell table:style-name="ce193" office:value-type="float" office:value="60010" calcext:value-type="float">
            <text:p>60010</text:p>
          </table:table-cell>
          <table:table-cell/>
          <table:table-cell table:style-name="ce272" office:value-type="string" calcext:value-type="string">
            <text:p>AnisoOrder=3 instead of 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/>
          <table:table-cell table:style-name="ce193" office:value-type="float" office:value="60011" calcext:value-type="float">
            <text:p>60011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1" calcext:value-type="float">
            <text:p>1.00E-01</text:p>
          </table:table-cell>
          <table:table-cell table:style-name="ce192" office:value-type="float" office:value="60012" calcext:value-type="float">
            <text:p>60012</text:p>
          </table:table-cell>
          <table:table-cell/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1" calcext:value-type="float">
            <text:p>1.00E-01</text:p>
          </table:table-cell>
          <table:table-cell table:style-name="ce192" office:value-type="float" office:value="60013" calcext:value-type="float">
            <text:p>6001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3" office:value-type="float" office:value="60014" calcext:value-type="float">
            <text:p>60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_epsilon=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1" calcext:value-type="float">
            <text:p>1.00E-01</text:p>
          </table:table-cell>
          <table:table-cell table:style-name="ce193" office:value-type="float" office:value="60015" calcext:value-type="float">
            <text:p>60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epsilon=0.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3" office:value-type="float" office:value="60016" calcext:value-type="float">
            <text:p>60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e as 60014 with equidistribution loo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7" calcext:value-type="float">
            <text:p>7.00E-02</text:p>
          </table:table-cell>
          <table:table-cell table:style-name="ce192" office:value-type="float" office:value="60017" calcext:value-type="float">
            <text:p>60017</text:p>
          </table:table-cell>
          <table:table-cell/>
          <table:table-cell office:value-type="string" calcext:value-type="string">
            <text:p>6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3" calcext:value-type="float">
            <text:p>3.00E-02</text:p>
          </table:table-cell>
          <table:table-cell table:style-name="ce192" office:value-type="float" office:value="60018" calcext:value-type="float">
            <text:p>60018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192" office:value-type="float" office:value="60019" calcext:value-type="float">
            <text:p>6001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1" office:value-type="float" office:value="60020" calcext:value-type="float">
            <text:p>60020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1" office:value-type="float" office:value="60021" calcext:value-type="float">
            <text:p>6002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1" office:value-type="float" office:value="60022" calcext:value-type="float">
            <text:p>6002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1" calcext:value-type="float">
            <text:p>1.00E-02</text:p>
          </table:table-cell>
          <table:table-cell table:style-name="ce271" office:value-type="float" office:value="60023" calcext:value-type="float">
            <text:p>60023</text:p>
          </table:table-cell>
          <table:table-cell/>
          <table:table-cell office:value-type="string" calcext:value-type="string">
            <text:p>AMA_SizeOrder=FesOrd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7" calcext:value-type="float">
            <text:p>7.00E-03</text:p>
          </table:table-cell>
          <table:table-cell table:style-name="ce271" office:value-type="float" office:value="60024" calcext:value-type="float">
            <text:p>6002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0.003" calcext:value-type="float">
            <text:p>3.00E-03</text:p>
          </table:table-cell>
          <table:table-cell table:style-name="ce271" office:value-type="float" office:value="60025" calcext:value-type="float">
            <text:p>60025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number-columns-repeated="2" office:value-type="float" office:value="0.001" calcext:value-type="float">
            <text:p>1.00E-03</text:p>
          </table:table-cell>
          <table:table-cell table:style-name="ce271" office:value-type="float" office:value="60026" calcext:value-type="float">
            <text:p>60026</text:p>
          </table:table-cell>
          <table:table-cell table:number-columns-repeated="2"/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uOsher" table:style-name="ta1">
        <office:forms form:automatic-focus="false" form:apply-design-mode="false"/>
        <table:table-column table:style-name="co1" table:default-cell-style-name="ce269"/>
        <table:table-column table:style-name="co1" table:number-columns-repeated="10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nu</text:p>
          </table:table-cell>
          <table:table-cell table:style-name="ce163" office:value-type="string" calcext:value-type="string">
            <text:p>beta</text:p>
          </table:table-cell>
          <table:table-cell table:style-name="ce163" office:value-type="string" calcext:value-type="string">
            <text:p>DT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66666666" calcext:value-type="float">
            <text:p>6.67E-04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1" calcext:value-type="float">
            <text:p>7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667" calcext:value-type="float">
            <text:p>6.67E-04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2" calcext:value-type="float">
            <text:p>7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03" calcext:value-type="float">
            <text:p>70003</text:p>
          </table:table-cell>
          <table:table-cell office:value-type="string" calcext:value-type="string">
            <text:p>Monolithic diffusio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04" calcext:value-type="float">
            <text:p>70004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5" calcext:value-type="float">
            <text:p>7000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6" calcext:value-type="float">
            <text:p>70006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7" calcext:value-type="float">
            <text:p>70007</text:p>
          </table:table-cell>
          <table:table-cell office:value-type="string" calcext:value-type="string">
            <text:p>A posteriori AMA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" calcext:value-type="float">
            <text:p>0.00E+00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3" office:value-type="float" office:value="70008" calcext:value-type="float">
            <text:p>70008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70010" calcext:value-type="float">
            <text:p>70010</text:p>
          </table:table-cell>
          <table:table-cell office:value-type="string" calcext:value-type="string">
            <text:p>CFL o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92" office:value-type="float" office:value="70011" calcext:value-type="float">
            <text:p>70011</text:p>
          </table:table-cell>
          <table:table-cell office:value-type="string" calcext:value-type="string">
            <text:p>correct etaS, 4 thread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number-columns-repeated="3" table:style-name="ce184" office:value-type="float" office:value="0" calcext:value-type="float">
            <text:p>0.00E+00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273" office:value-type="float" office:value="70012" calcext:value-type="float">
            <text:p>70012</text:p>
          </table:table-cell>
          <table:table-cell office:value-type="string" calcext:value-type="string">
            <text:p>failed. Last nb=38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riplePoint" table:style-name="ta1">
        <office:forms form:automatic-focus="false" form:apply-design-mode="false"/>
        <table:table-column table:style-name="co1" table:default-cell-style-name="ce269"/>
        <table:table-column table:style-name="co1" table:number-columns-repeated="10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Deltat_SaveRes</text:p>
          </table:table-cell>
          <table:table-cell table:style-name="ce189" office:value-type="string" calcext:value-type="string">
            <text:p>PostAdapt</text:p>
          </table:table-cell>
          <table:table-cell table:style-name="ce189" office:value-type="string" calcext:value-type="string">
            <text:p>SC</text:p>
          </table:table-cell>
          <table:table-cell office:value-type="string" calcext:value-type="string">
            <text:p>Last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1" calcext:value-type="float">
            <text:p>80001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2" calcext:value-type="float">
            <text:p>80002</text:p>
          </table:table-cell>
          <table:table-cell/>
          <table:table-cell office:value-type="string" calcext:value-type="string">
            <text:p>Repetir 80002 para guardar resultados intermedio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3" calcext:value-type="float">
            <text:p>8000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4" calcext:value-type="float">
            <text:p>80004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5" calcext:value-type="float">
            <text:p>80005</text:p>
          </table:table-cell>
          <table:table-cell/>
          <table:table-cell office:value-type="string" calcext:value-type="string">
            <text:p>80002 repetido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003" calcext:value-type="float">
            <text:p>3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6" calcext:value-type="float">
            <text:p>80006</text:p>
          </table:table-cell>
          <table:table-cell/>
          <table:table-cell office:value-type="string" calcext:value-type="string">
            <text:p>No se ha ejecutado hasta el final, sólo hasta nb=2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2" office:value-type="float" office:value="80007" calcext:value-type="float">
            <text:p>80007</text:p>
          </table:table-cell>
          <table:table-cell/>
          <table:table-cell office:value-type="string" calcext:value-type="string">
            <text:p>CFL ok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66" table:number-columns-repeated="2"/>
          <table:table-cell table:style-name="ce193" office:value-type="float" office:value="80008" calcext:value-type="float">
            <text:p>8000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09" calcext:value-type="float">
            <text:p>80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void initial peak, AMA_rDeltat=0.5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0" calcext:value-type="float">
            <text:p>80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10" calcext:value-type="float">
            <text:p>10.0</text:p>
          </table:table-cell>
          <table:table-cell table:style-name="ce172"/>
          <table:table-cell table:style-name="ce193" office:value-type="float" office:value="80011" calcext:value-type="float">
            <text:p>8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10" calcext:value-type="float">
            <text:p>10.0</text:p>
          </table:table-cell>
          <table:table-cell table:style-name="ce172"/>
          <table:table-cell table:style-name="ce193"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3" calcext:value-type="float">
            <text:p>80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riable AMA_rDeltat, correct error estimator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4" calcext:value-type="float">
            <text:p>800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2" office:value-type="float" office:value="80015" calcext:value-type="float">
            <text:p>800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6" calcext:value-type="float">
            <text:p>800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7" calcext:value-type="float">
            <text:p>800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2" office:value-type="float" office:value="80018" calcext:value-type="float">
            <text:p>80018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19" calcext:value-type="float">
            <text:p>800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0" calcext:value-type="float">
            <text:p>80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th AMA_TolS_etaS failed, overwritting with equidistribution loop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0007" calcext:value-type="float">
            <text:p>7.00E-06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1" calcext:value-type="float">
            <text:p>80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2" calcext:value-type="float">
            <text:p>800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threads=4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2" calcext:value-type="float">
            <text:p>2.00E-03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72" office:value-type="float" office:value="0.1" calcext:value-type="float">
            <text:p>0.1</text:p>
          </table:table-cell>
          <table:table-cell table:style-name="ce172"/>
          <table:table-cell table:style-name="ce193" office:value-type="float" office:value="80023" calcext:value-type="float">
            <text:p>8002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2" office:value-type="float" office:value="80024" calcext:value-type="float">
            <text:p>80024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6" calcext:value-type="float">
            <text:p>6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3" office:value-type="float" office:value="80025" calcext:value-type="float">
            <text:p>8002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3" office:value-type="float" office:value="80026" calcext:value-type="float">
            <text:p>8002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6" calcext:value-type="float">
            <text:p>6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table:style-name="ce166" office:value-type="float" office:value="0.1" calcext:value-type="float">
            <text:p>0.1</text:p>
          </table:table-cell>
          <table:table-cell table:style-name="ce166"/>
          <table:table-cell table:style-name="ce192" office:value-type="float" office:value="80027" calcext:value-type="float">
            <text:p>80027</text:p>
          </table:table-cell>
          <table:table-cell/>
          <table:table-cell office:value-type="string" calcext:value-type="string">
            <text:p>Nthreads=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2" office:value-type="float" office:value="80028" calcext:value-type="float">
            <text:p>80028</text:p>
          </table:table-cell>
          <table:table-cell/>
          <table:table-cell office:value-type="string" calcext:value-type="string">
            <text:p>Algunas oscilacion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93" office:value-type="float" office:value="80029" calcext:value-type="float">
            <text:p>80029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05" calcext:value-type="float">
            <text:p>5.00E-06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166" office:value-type="float" office:value="80030" calcext:value-type="float">
            <text:p>8003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66" office:value-type="float" office:value="80031" calcext:value-type="float">
            <text:p>80031</text:p>
          </table:table-cell>
          <table:table-cell/>
          <table:table-cell office:value-type="string" calcext:value-type="string">
            <text:p>tf=0.4??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3" calcext:value-type="float">
            <text:p>3.00E-05</text:p>
          </table:table-cell>
          <table:table-cell table:style-name="ce184" office:value-type="float" office:value="0.00005" calcext:value-type="float">
            <text:p>5.00E-05</text:p>
          </table:table-cell>
          <table:table-cell table:style-name="ce184" office:value-type="float" office:value="0.001" calcext:value-type="float">
            <text:p>1.00E-0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66" office:value-type="float" office:value="80032" calcext:value-type="float">
            <text:p>80032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office:forms form:automatic-focus="false" form:apply-design-mode="false"/>
        <table:table-column table:style-name="co1" table:default-cell-style-name="ce269"/>
        <table:table-column table:style-name="co1" table:number-columns-repeated="7" table:default-cell-style-name="Default"/>
        <table:table-row table:style-name="ro1">
          <table:table-cell table:style-name="ce268" office:value-type="string" calcext:value-type="string">
            <text:p>hp0</text:p>
          </table:table-cell>
          <table:table-cell table:style-name="ce163" office:value-type="string" calcext:value-type="string">
            <text:p>FesOrder</text:p>
          </table:table-cell>
          <table:table-cell table:style-name="ce163" office:value-type="string" calcext:value-type="string">
            <text:p>delta0</text:p>
          </table:table-cell>
          <table:table-cell table:style-name="ce163" office:value-type="string" calcext:value-type="string">
            <text:p>epsilon</text:p>
          </table:table-cell>
          <table:table-cell table:style-name="ce163" office:value-type="string" calcext:value-type="string">
            <text:p>TolS</text:p>
          </table:table-cell>
          <table:table-cell table:style-name="ce163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84" office:value-type="float" office:value="0.0001" calcext:value-type="float">
            <text:p>1.00E-04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1" calcext:value-type="float">
            <text:p>900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number-columns-repeated="2"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1" calcext:value-type="float">
            <text:p>1.00E-06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2" office:value-type="float" office:value="90003" calcext:value-type="float">
            <text:p>90003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1" calcext:value-type="float">
            <text:p>1.00E-07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90004" calcext:value-type="float">
            <text:p>90004</text:p>
          </table:table-cell>
          <table:table-cell office:value-type="string" calcext:value-type="string">
            <text:p>Movido a heavy, 3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84" office:value-type="float" office:value="0.00000001" calcext:value-type="float">
            <text:p>1.00E-08</text:p>
          </table:table-cell>
          <table:table-cell table:style-name="ce184" office:value-type="float" office:value="0.00001" calcext:value-type="float">
            <text:p>1.00E-05</text:p>
          </table:table-cell>
          <table:table-cell table:style-name="ce184" office:value-type="float" office:value="0.0001" calcext:value-type="float">
            <text:p>1.00E-04</text:p>
          </table:table-cell>
          <table:table-cell table:style-name="ce193" office:value-type="float" office:value="90005" calcext:value-type="float">
            <text:p>90005</text:p>
          </table:table-cell>
          <table:table-cell office:value-type="string" calcext:value-type="string">
            <text:p>Movido a heavy, 20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ockFlame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197"/>
        <table:table-column table:style-name="co1" table:default-cell-style-name="Default"/>
        <table:table-column table:style-name="co1" table:default-cell-style-name="ce269"/>
        <table:table-column table:style-name="co1" table:number-columns-repeated="2" table:default-cell-style-name="Default"/>
        <table:table-row table:style-name="ro1"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q</text:p>
          </table:table-cell>
          <table:table-cell table:style-name="ce169" office:value-type="string" calcext:value-type="string">
            <text:p>beta</text:p>
          </table:table-cell>
          <table:table-cell table:style-name="ce169" office:value-type="string" calcext:value-type="string">
            <text:p>ML</text:p>
          </table:table-cell>
          <table:table-cell table:style-name="ce163" office:value-type="string" calcext:value-type="string">
            <text:p>epsilon</text:p>
          </table:table-cell>
          <table:table-cell table:style-name="ce268" office:value-type="string" calcext:value-type="string">
            <text:p>Lx</text:p>
          </table:table-cell>
          <table:table-cell table:style-name="ce189" office:value-type="string" calcext:value-type="string">
            <text:p>S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1" calcext:value-type="float">
            <text:p>100001</text:p>
          </table:table-cell>
          <table:table-cell table:style-name="ce272" office:value-type="string" calcext:value-type="string">
            <text:p>REPETIR!! SupersonicOutlet1 no estaba 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2" calcext:value-type="float">
            <text:p>100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3" calcext:value-type="float">
            <text:p>1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4" calcext:value-type="float">
            <text:p>100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5" calcext:value-type="float">
            <text:p>100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6" calcext:value-type="float">
            <text:p>1000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7" calcext:value-type="float">
            <text:p>1000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8" calcext:value-type="float">
            <text:p>100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09" calcext:value-type="float">
            <text:p>1000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0" calcext:value-type="float">
            <text:p>100010</text:p>
          </table:table-cell>
          <table:table-cell/>
        </table:table-row>
        <table:table-row table:style-name="ro1">
          <table:table-cell table:number-columns-repeated="5"/>
          <table:table-cell table:style-name="ce184"/>
          <table:table-cell/>
          <table:table-cell table:style-name="ce166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1" calcext:value-type="float">
            <text:p>100011</text:p>
          </table:table-cell>
          <table:table-cell office:value-type="string" calcext:value-type="string">
            <text:p>Correct SupersonicOutle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2" calcext:value-type="float">
            <text:p>1000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3" calcext:value-type="float">
            <text:p>1000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4" calcext:value-type="float">
            <text:p>100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5" calcext:value-type="float">
            <text:p>1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6" calcext:value-type="float">
            <text:p>100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7" calcext:value-type="float">
            <text:p>1000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8" calcext:value-type="float">
            <text:p>100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19" calcext:value-type="float">
            <text:p>100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/>
          <table:table-cell table:style-name="ce192" office:value-type="float" office:value="100020" calcext:value-type="float">
            <text:p>1000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1" calcext:value-type="float">
            <text:p>100021</text:p>
          </table:table-cell>
          <table:table-cell office:value-type="string" calcext:value-type="string">
            <text:p>Same as 100012 and 100018 with different dom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2" office:value-type="float" office:value="100022" calcext:value-type="float">
            <text:p>1000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3" calcext:value-type="float">
            <text:p>1000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.0</text:p>
          </table:table-cell>
          <table:table-cell office:value-type="float" office:value="5" calcext:value-type="float">
            <text:p>5.0</text:p>
          </table:table-cell>
          <table:table-cell office:value-type="float" office:value="50" calcext:value-type="float">
            <text:p>50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240" calcext:value-type="float">
            <text:p>240.00</text:p>
          </table:table-cell>
          <table:table-cell table:style-name="ce192" office:value-type="float" office:value="100024" calcext:value-type="float">
            <text:p>10002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5" calcext:value-type="float">
            <text:p>1000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6" calcext:value-type="float">
            <text:p>1000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1" office:value-type="float" office:value="100027" calcext:value-type="float">
            <text:p>100027</text:p>
          </table:table-cell>
          <table:table-cell office:value-type="string" calcext:value-type="string">
            <text:p>17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25" calcext:value-type="float">
            <text:p>25.0</text:p>
          </table:table-cell>
          <table:table-cell office:value-type="float" office:value="50" calcext:value-type="float">
            <text:p>5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271" office:value-type="float" office:value="100028" calcext:value-type="float">
            <text:p>100028</text:p>
          </table:table-cell>
          <table:table-cell/>
        </table:table-row>
        <table:table-row table:style-name="ro1">
          <table:table-cell table:number-columns-repeated="5"/>
          <table:table-cell table:style-name="ce184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29" calcext:value-type="float">
            <text:p>1000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.5" calcext:value-type="float">
            <text:p>2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0" calcext:value-type="float">
            <text:p>1000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" calcext:value-type="float">
            <text:p>3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1" calcext:value-type="float">
            <text:p>1000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3.5" calcext:value-type="float">
            <text:p>3.5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2" calcext:value-type="float">
            <text:p>1000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4" calcext:value-type="float">
            <text:p>4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3" calcext:value-type="float">
            <text:p>1000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4" calcext:value-type="float">
            <text:p>1000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5" calcext:value-type="float">
            <text:p>1000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25" calcext:value-type="float">
            <text:p>25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92" office:value-type="float" office:value="100036" calcext:value-type="float">
            <text:p>10003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5" calcext:value-type="float">
            <text:p>5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7" calcext:value-type="float">
            <text:p>100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10" calcext:value-type="float">
            <text:p>1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8" calcext:value-type="float">
            <text:p>100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office:value-type="float" office:value="50" calcext:value-type="float">
            <text:p>50.0</text:p>
          </table:table-cell>
          <table:table-cell office:value-type="float" office:value="20" calcext:value-type="float">
            <text:p>20.0</text:p>
          </table:table-cell>
          <table:table-cell table:style-name="ce184" office:value-type="float" office:value="0.01" calcext:value-type="float">
            <text:p>1.00E-02</text:p>
          </table:table-cell>
          <table:table-cell office:value-type="float" office:value="60" calcext:value-type="float">
            <text:p>60.00</text:p>
          </table:table-cell>
          <table:table-cell table:style-name="ce166" office:value-type="float" office:value="100039" calcext:value-type="float">
            <text:p>100039</text:p>
          </table:table-cell>
          <table:table-cell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litonRelaxed" table:style-name="ta1">
        <office:forms form:automatic-focus="false" form:apply-design-mode="false"/>
        <table:table-column table:style-name="co8" table:default-cell-style-name="Default"/>
        <table:table-column table:style-name="co1" table:default-cell-style-name="Default"/>
        <table:table-column table:style-name="co1" table:number-columns-repeated="2" table:default-cell-style-name="ce197"/>
        <table:table-column table:style-name="co1" table:default-cell-style-name="ce178"/>
        <table:table-column table:style-name="co1" table:default-cell-style-name="Default"/>
        <table:table-column table:style-name="co1" table:default-cell-style-name="ce278"/>
        <table:table-column table:style-name="co1" table:default-cell-style-name="ce166"/>
        <table:table-column table:style-name="co1" table:default-cell-style-name="Default"/>
        <table:table-column table:style-name="co1" table:default-cell-style-name="ce280"/>
        <table:table-row table:style-name="ro1">
          <table:table-cell office:value-type="string" calcext:value-type="string">
            <text:p>ProblemName</text:p>
          </table:table-cell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xend</text:p>
          </table:table-cell>
          <table:table-cell table:style-name="ce175" office:value-type="string" calcext:value-type="string">
            <text:p>SolitonId</text:p>
          </table:table-cell>
          <table:table-cell table:style-name="ce163" office:value-type="string" calcext:value-type="string">
            <text:p>TolS</text:p>
          </table:table-cell>
          <table:table-cell table:style-name="ce277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00" calcext:value-type="float">
            <text:p>110000</text:p>
          </table:table-cell>
          <table:table-cell table:style-name="ce279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01" calcext:value-type="float">
            <text:p>110001</text:p>
          </table:table-cell>
          <table:table-cell office:value-type="string" calcext:value-type="string">
            <text:p>Space convergence</text:p>
          </table:table-cell>
          <table:table-cell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02" calcext:value-type="float">
            <text:p>110002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03" calcext:value-type="float">
            <text:p>110003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04" calcext:value-type="float">
            <text:p>110004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05" calcext:value-type="float">
            <text:p>110005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06" calcext:value-type="float">
            <text:p>110006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07" calcext:value-type="float">
            <text:p>110007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08" calcext:value-type="float">
            <text:p>110008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09" calcext:value-type="float">
            <text:p>110009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10" calcext:value-type="float">
            <text:p>110010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11" calcext:value-type="float">
            <text:p>110011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12" calcext:value-type="float">
            <text:p>110012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13" calcext:value-type="float">
            <text:p>110013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30" calcext:value-type="float">
            <text:p>3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14" calcext:value-type="float">
            <text:p>110014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15" calcext:value-type="float">
            <text:p>110015</text:p>
          </table:table-cell>
          <table:table-cell office:value-type="string" calcext:value-type="string">
            <text:p>Time convergence</text:p>
          </table:table-cell>
          <table:table-cell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16" calcext:value-type="float">
            <text:p>110016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17" calcext:value-type="float">
            <text:p>110017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18" calcext:value-type="float">
            <text:p>110018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19" calcext:value-type="float">
            <text:p>110019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20" calcext:value-type="float">
            <text:p>110020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21" calcext:value-type="float">
            <text:p>110021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22" calcext:value-type="float">
            <text:p>110022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23" calcext:value-type="float">
            <text:p>110023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24" calcext:value-type="float">
            <text:p>110024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25" calcext:value-type="float">
            <text:p>110025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26" calcext:value-type="float">
            <text:p>110026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3" office:value-type="float" office:value="110027" calcext:value-type="float">
            <text:p>110027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3" office:value-type="float" office:value="110028" calcext:value-type="float">
            <text:p>110028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30" calcext:value-type="float">
            <text:p>3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3" office:value-type="float" office:value="110029" calcext:value-type="float">
            <text:p>110029</text:p>
          </table:table-cell>
          <table:table-cell table:number-columns-repeated="2"/>
        </table:table-row>
        <table:table-row table:style-name="ro1">
          <table:table-cell table:style-name="ce166"/>
          <table:table-cell table:number-columns-repeated="4"/>
          <table:table-cell table:style-name="ce184"/>
          <table:table-cell table:number-columns-repeated="4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30" calcext:value-type="float">
            <text:p>110030</text:p>
          </table:table-cell>
          <table:table-cell office:value-type="string" calcext:value-type="string">
            <text:p>IRK - time convergence</text:p>
          </table:table-cell>
          <table:table-cell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31" calcext:value-type="float">
            <text:p>110031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32" calcext:value-type="float">
            <text:p>110032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33" calcext:value-type="float">
            <text:p>110033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5" calcext:value-type="float">
            <text:p>5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34" calcext:value-type="float">
            <text:p>110034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67" office:value-type="float" office:value="0.01" calcext:value-type="float">
            <text:p>1.00E-02</text:p>
          </table:table-cell>
          <table:table-cell table:style-name="ce192" office:value-type="float" office:value="110035" calcext:value-type="float">
            <text:p>110035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67" office:value-type="float" office:value="0.001" calcext:value-type="float">
            <text:p>1.00E-03</text:p>
          </table:table-cell>
          <table:table-cell table:style-name="ce192" office:value-type="float" office:value="110036" calcext:value-type="float">
            <text:p>110036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67" office:value-type="float" office:value="0.0001" calcext:value-type="float">
            <text:p>1.00E-04</text:p>
          </table:table-cell>
          <table:table-cell table:style-name="ce192" office:value-type="float" office:value="110037" calcext:value-type="float">
            <text:p>110037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1" calcext:value-type="float">
            <text:p>1.00E-07</text:p>
          </table:table-cell>
          <table:table-cell table:style-name="ce167" office:value-type="float" office:value="0.00001" calcext:value-type="float">
            <text:p>1.00E-05</text:p>
          </table:table-cell>
          <table:table-cell table:style-name="ce192" office:value-type="float" office:value="110038" calcext:value-type="float">
            <text:p>110038</text:p>
          </table:table-cell>
          <table:table-cell table:number-columns-repeated="2"/>
        </table:table-row>
        <table:table-row table:style-name="ro1">
          <table:table-cell table:style-name="ce164"/>
          <table:table-cell table:style-name="ce164" office:value-type="float" office:value="5" calcext:value-type="float">
            <text:p>5</text:p>
          </table:table-cell>
          <table:table-cell table:style-name="ce170" office:value-type="float" office:value="10" calcext:value-type="float">
            <text:p>10.0</text:p>
          </table:table-cell>
          <table:table-cell table:style-name="ce170" office:value-type="float" office:value="55" calcext:value-type="float">
            <text:p>55.0</text:p>
          </table:table-cell>
          <table:table-cell table:style-name="ce176" office:value-type="float" office:value="10" calcext:value-type="float">
            <text:p>10</text:p>
          </table:table-cell>
          <table:table-cell table:style-name="ce167" office:value-type="float" office:value="0.00000001" calcext:value-type="float">
            <text:p>1.00E-08</text:p>
          </table:table-cell>
          <table:table-cell table:style-name="ce167" office:value-type="float" office:value="0.000001" calcext:value-type="float">
            <text:p>1.00E-06</text:p>
          </table:table-cell>
          <table:table-cell table:style-name="ce192" office:value-type="float" office:value="110039" calcext:value-type="float">
            <text:p>110039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40" calcext:value-type="float">
            <text:p>110040</text:p>
          </table:table-cell>
          <table:table-cell office:value-type="string" calcext:value-type="string">
            <text:p>IRK - space convergence</text:p>
          </table:table-cell>
          <table:table-cell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41" calcext:value-type="float">
            <text:p>110041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42" calcext:value-type="float">
            <text:p>110042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43" calcext:value-type="float">
            <text:p>110043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5" calcext:value-type="float">
            <text:p>5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44" calcext:value-type="float">
            <text:p>110044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1" calcext:value-type="float">
            <text:p>1.00E-02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192" office:value-type="float" office:value="110045" calcext:value-type="float">
            <text:p>110045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999999999999999" calcext:value-type="float">
            <text:p>1.00E-03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192" office:value-type="float" office:value="110046" calcext:value-type="float">
            <text:p>110046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192" office:value-type="float" office:value="110047" calcext:value-type="float">
            <text:p>110047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6" office:value-type="float" office:value="0.0000001" calcext:value-type="float">
            <text:p>1.00E-07</text:p>
          </table:table-cell>
          <table:table-cell table:style-name="ce192" office:value-type="float" office:value="110048" calcext:value-type="float">
            <text:p>110048</text:p>
          </table:table-cell>
          <table:table-cell table:number-columns-repeated="2"/>
        </table:table-row>
        <table:table-row table:style-name="ro1">
          <table:table-cell table:style-name="ce201"/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" calcext:value-type="float">
            <text:p>10.0</text:p>
          </table:table-cell>
          <table:table-cell table:style-name="ce274" office:value-type="float" office:value="55" calcext:value-type="float">
            <text:p>55.0</text:p>
          </table:table-cell>
          <table:table-cell table:style-name="ce275" office:value-type="float" office:value="10" calcext:value-type="float">
            <text:p>1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00001" calcext:value-type="float">
            <text:p>1.00E-08</text:p>
          </table:table-cell>
          <table:table-cell table:style-name="ce192" office:value-type="float" office:value="110049" calcext:value-type="float">
            <text:p>110049</text:p>
          </table:table-cell>
          <table:table-cell table:number-columns-repeated="2"/>
        </table:table-row>
        <table:table-row table:style-name="ro1">
          <table:table-cell table:style-name="ce166"/>
          <table:table-cell table:number-columns-repeated="9"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10050" calcext:value-type="float">
            <text:p>110050</text:p>
          </table:table-cell>
          <table:table-cell office:value-type="string" calcext:value-type="string">
            <text:p>Diffusion in long term simulation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10051" calcext:value-type="float">
            <text:p>110051</text:p>
          </table:table-cell>
          <table:table-cell office:value-type="string" calcext:value-type="string">
            <text:p>-&gt; OK with this one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192" office:value-type="float" office:value="110052" calcext:value-type="float">
            <text:p>110052</text:p>
          </table:table-cell>
          <table:table-cell table:number-columns-repeated="2"/>
        </table:table-row>
        <table:table-row table:style-name="ro1">
          <table:table-cell table:style-name="ce166"/>
          <table:table-cell table:number-columns-repeated="9"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25" calcext:value-type="float">
            <text:p>2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271" office:value-type="float" office:value="0" calcext:value-type="float">
            <text:p>0</text:p>
          </table:table-cell>
          <table:table-cell office:value-type="string" calcext:value-type="string">
            <text:p>test cluster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25" calcext:value-type="float">
            <text:p>2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27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SolitonRelaxed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25" calcext:value-type="float">
            <text:p>2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271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1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olitonExact" table:style-name="ta1">
        <office:forms form:automatic-focus="false" form:apply-design-mode="false"/>
        <table:table-column table:style-name="co8" table:default-cell-style-name="Default"/>
        <table:table-column table:style-name="co1" table:default-cell-style-name="Default"/>
        <table:table-column table:style-name="co1" table:number-columns-repeated="2" table:default-cell-style-name="ce197"/>
        <table:table-column table:style-name="co1" table:default-cell-style-name="ce178"/>
        <table:table-column table:style-name="co1" table:default-cell-style-name="Default"/>
        <table:table-column table:style-name="co1" table:default-cell-style-name="ce278"/>
        <table:table-column table:style-name="co1" table:default-cell-style-name="ce166"/>
        <table:table-column table:style-name="co1" table:default-cell-style-name="Default"/>
        <table:table-column table:style-name="co1" table:default-cell-style-name="ce280"/>
        <table:table-row table:style-name="ro1">
          <table:table-cell office:value-type="string" calcext:value-type="string">
            <text:p>ProblemName</text:p>
          </table:table-cell>
          <table:table-cell table:style-name="ce163" office:value-type="string" calcext:value-type="string">
            <text:p>FesOrder</text:p>
          </table:table-cell>
          <table:table-cell table:style-name="ce169" office:value-type="string" calcext:value-type="string">
            <text:p>tf</text:p>
          </table:table-cell>
          <table:table-cell table:style-name="ce169" office:value-type="string" calcext:value-type="string">
            <text:p>xend</text:p>
          </table:table-cell>
          <table:table-cell table:style-name="ce175" office:value-type="string" calcext:value-type="string">
            <text:p>alpha</text:p>
          </table:table-cell>
          <table:table-cell table:style-name="ce163" office:value-type="string" calcext:value-type="string">
            <text:p>TolS</text:p>
          </table:table-cell>
          <table:table-cell table:style-name="ce277" office:value-type="string" calcext:value-type="string">
            <text:p>TolT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20000" calcext:value-type="float">
            <text:p>120000</text:p>
          </table:table-cell>
          <table:table-cell table:style-name="ce279" office:value-type="string" calcext:value-type="string">
            <text:p>Soliton wave speed c0=3.43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20001" calcext:value-type="float">
            <text:p>120001</text:p>
          </table:table-cell>
          <table:table-cell office:value-type="string" calcext:value-type="string">
            <text:p>Soliton propagation</text:p>
          </table:table-cell>
          <table:table-cell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192" office:value-type="float" office:value="120002" calcext:value-type="float">
            <text:p>120002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10" calcext:value-type="float">
            <text:p>10</text:p>
          </table:table-cell>
          <table:table-cell table:number-columns-repeated="2" table:style-name="ce276" office:value-type="float" office:value="0.0000001" calcext:value-type="float">
            <text:p>1.00E-07</text:p>
          </table:table-cell>
          <table:table-cell table:style-name="ce252" office:value-type="float" office:value="120003" calcext:value-type="float">
            <text:p>120003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192" office:value-type="float" office:value="120004" calcext:value-type="float">
            <text:p>120004</text:p>
          </table:table-cell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192" office:value-type="float" office:value="120005" calcext:value-type="float">
            <text:p>120005</text:p>
          </table:table-cell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100" calcext:value-type="float">
            <text:p>10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192" office:value-type="float" office:value="120006" calcext:value-type="float">
            <text:p>120006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1" calcext:value-type="float">
            <text:p>1.00E-04</text:p>
          </table:table-cell>
          <table:table-cell table:style-name="ce271"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1" calcext:value-type="float">
            <text:p>1.00E-05</text:p>
          </table:table-cell>
          <table:table-cell table:style-name="ce271" office:value-type="float" office:value="4" calcext:value-type="float">
            <text:p>4</text:p>
          </table:table-cell>
          <table:table-cell/>
          <table:table-cell table:style-name="Default"/>
        </table:table-row>
        <table:table-row table:style-name="ro1">
          <table:table-cell table:style-name="ce201" office:value-type="string" calcext:value-type="string">
            <text:p>SolitonExact</text:p>
          </table:table-cell>
          <table:table-cell table:style-name="ce201" office:value-type="float" office:value="5" calcext:value-type="float">
            <text:p>5</text:p>
          </table:table-cell>
          <table:table-cell table:style-name="ce274" office:value-type="float" office:value="0" calcext:value-type="float">
            <text:p>0.0</text:p>
          </table:table-cell>
          <table:table-cell table:style-name="ce274" office:value-type="float" office:value="365" calcext:value-type="float">
            <text:p>365.0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271"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number-rows-repeated="40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etonationWave" table:style-name="ta1">
        <office:forms form:automatic-focus="false" form:apply-design-mode="false"/>
        <table:table-column table:style-name="co9" table:default-cell-style-name="Default"/>
        <table:table-column table:style-name="co1" table:number-columns-repeated="3" table:default-cell-style-name="ce184"/>
        <table:table-column table:style-name="co1" table:default-cell-style-name="Default"/>
        <table:table-column table:style-name="co1" table:default-cell-style-name="ce278"/>
        <table:table-column table:style-name="co5" table:default-cell-style-name="ce278"/>
        <table:table-column table:style-name="co1" table:default-cell-style-name="ce166"/>
        <table:table-column table:style-name="co1" table:default-cell-style-name="Default"/>
        <table:table-column table:style-name="co1" table:default-cell-style-name="ce280"/>
        <table:table-row table:style-name="ro1">
          <table:table-cell office:value-type="string" calcext:value-type="string">
            <text:p>ProblemName</text:p>
          </table:table-cell>
          <table:table-cell table:style-name="ce270" office:value-type="string" calcext:value-type="string">
            <text:p>tf</text:p>
          </table:table-cell>
          <table:table-cell table:style-name="ce270" office:value-type="string" calcext:value-type="string">
            <text:p>delta</text:p>
          </table:table-cell>
          <table:table-cell table:style-name="ce270" office:value-type="string" calcext:value-type="string">
            <text:p>epsilon</text:p>
          </table:table-cell>
          <table:table-cell table:style-name="ce163" office:value-type="string" calcext:value-type="string">
            <text:p>TolS</text:p>
          </table:table-cell>
          <table:table-cell table:style-name="ce277" office:value-type="string" calcext:value-type="string">
            <text:p>TolT</text:p>
          </table:table-cell>
          <table:table-cell table:style-name="ce277" office:value-type="string" calcext:value-type="string">
            <text:p>Deltat_SaveRes</text:p>
          </table:table-cell>
          <table:table-cell table:style-name="ce189" office:value-type="string" calcext:value-type="string">
            <text:p>SC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DetonationWave</text:p>
          </table:table-cell>
          <table:table-cell table:style-name="ce276" office:value-type="float" office:value="0.000235" calcext:value-type="float">
            <text:p>2.35E-04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10" calcext:value-type="float">
            <text:p>1.00E+01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1" office:value-type="float" office:value="130000" calcext:value-type="float">
            <text:p>130000</text:p>
          </table:table-cell>
          <table:table-cell table:style-name="ce279"/>
          <table:table-cell/>
        </table:table-row>
        <table:table-row table:style-name="ro1">
          <table:table-cell table:style-name="ce201" office:value-type="string" calcext:value-type="string">
            <text:p>DetonationWave</text:p>
          </table:table-cell>
          <table:table-cell table:style-name="ce276" office:value-type="float" office:value="0.000235" calcext:value-type="float">
            <text:p>2.35E-04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1" calcext:value-type="float">
            <text:p>1.00E+00</text:p>
          </table:table-cell>
          <table:table-cell table:style-name="ce276" office:value-type="float" office:value="0.000001" calcext:value-type="float">
            <text:p>1.00E-06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1" office:value-type="float" office:value="130001" calcext:value-type="float">
            <text:p>130001</text:p>
          </table:table-cell>
          <table:table-cell table:number-columns-repeated="2"/>
        </table:table-row>
        <table:table-row table:style-name="ro1">
          <table:table-cell table:style-name="ce201" office:value-type="string" calcext:value-type="string">
            <text:p>DetonationWave</text:p>
          </table:table-cell>
          <table:table-cell table:style-name="ce276" office:value-type="float" office:value="0.000235" calcext:value-type="float">
            <text:p>2.35E-04</text:p>
          </table:table-cell>
          <table:table-cell table:style-name="ce276" office:value-type="float" office:value="0.0001" calcext:value-type="float">
            <text:p>1.00E-04</text:p>
          </table:table-cell>
          <table:table-cell table:style-name="ce276" office:value-type="float" office:value="0.1" calcext:value-type="float">
            <text:p>1.00E-01</text:p>
          </table:table-cell>
          <table:table-cell table:number-columns-repeated="2" table:style-name="ce276" office:value-type="float" office:value="0.000001" calcext:value-type="float">
            <text:p>1.00E-06</text:p>
          </table:table-cell>
          <table:table-cell table:style-name="ce276" office:value-type="float" office:value="0.00001" calcext:value-type="float">
            <text:p>1.00E-05</text:p>
          </table:table-cell>
          <table:table-cell table:style-name="ce271" office:value-type="float" office:value="130002" calcext:value-type="float">
            <text:p>130002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 table:number-rows-repeated="40">
          <table:table-cell table:number-columns-repeated="5"/>
          <table:table-cell table:style-name="Default" table:number-columns-repeated="3"/>
          <table:table-cell/>
          <table:table-cell table:style-name="Default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3P0"/>
    </number:currency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0">
      <number:number number:decimal-places="3" loext:min-decimal-places="3" number:min-integer-digits="1" number:grouping="true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 style:data-style-name="N2" text:time-value="17:48:50.846901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16:00.576206510</meta:creation-date>
    <dc:date>2025-11-27T20:57:46.243149137</dc:date>
    <meta:editing-duration>P35DT5H32M26S</meta:editing-duration>
    <meta:editing-cycles>555</meta:editing-cycles>
    <meta:generator>LibreOffice/6.4.7.2$Linux_X86_64 LibreOffice_project/40$Build-2</meta:generator>
    <dc:creator>Manuel Colera Rico</dc:creator>
    <meta:document-statistic meta:table-count="13" meta:cell-count="14059" meta:object-count="0"/>
  </office:meta>
</office:document-meta>
</file>